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style:text-underline-style="none" style:text-blinking="false" fo:background-color="#f9cb9c" style:font-name-asian="ＭＳ Ｐゴシック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9" style:family="paragraph" style:parent-style-name="Table_20_Contents">
      <style:text-properties style:font-name="ＭＳ Ｐゴシック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ext_20_body">
      <style:text-properties style:font-name="Arimo" style:font-name-asian="Arimo"/>
    </style:style>
    <style:style style:name="P13" style:family="paragraph" style:parent-style-name="Text_20_body">
      <style:text-properties style:font-name="ＭＳ Ｐゴシック" style:font-name-asian="ＭＳ Ｐゴシック"/>
    </style:style>
    <style:style style:name="P14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5" style:family="paragraph" style:parent-style-name="Standard" style:list-style-name="L190">
      <style:text-properties style:font-name="Arial" fo:font-size="13pt" style:font-name-asian="Arimo" style:font-size-asian="13pt" style:font-size-complex="13pt"/>
    </style:style>
    <style:style style:name="P16" style:family="paragraph" style:parent-style-name="Table_20_Contents">
      <style:text-properties style:font-name="ＭＳ Ｐゴシック" style:font-name-asian="ＭＳ Ｐゴシック"/>
    </style:style>
    <style:style style:name="P17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8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19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62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63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64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65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66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68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69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176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177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206" style:family="paragraph" style:parent-style-name="Table_20_Contents" style:list-style-name="L191">
      <style:text-properties style:font-name="ＭＳ Ｐゴシック" style:font-name-asian="ＭＳ Ｐゴシック" style:language-asian="ja" style:country-asian="JP"/>
    </style:style>
    <style:style style:name="P207" style:family="paragraph" style:parent-style-name="Table_20_Contents" style:list-style-name="L192">
      <style:text-properties style:font-name="ＭＳ Ｐゴシック" style:font-name-asian="ＭＳ Ｐゴシック" style:language-asian="ja" style:country-asian="JP"/>
    </style:style>
    <style:style style:name="P208" style:family="paragraph" style:parent-style-name="Table_20_Contents" style:list-style-name="L193">
      <style:text-properties style:font-name="ＭＳ Ｐゴシック" style:font-name-asian="ＭＳ Ｐゴシック" style:language-asian="ja" style:country-asian="JP"/>
    </style:style>
    <style:style style:name="P209" style:family="paragraph" style:parent-style-name="Table_20_Contents" style:list-style-name="L194">
      <style:text-properties style:font-name="ＭＳ Ｐゴシック" style:font-name-asian="ＭＳ Ｐゴシック" style:language-asian="ja" style:country-asian="JP"/>
    </style:style>
    <style:style style:name="P210" style:family="paragraph" style:parent-style-name="Table_20_Contents" style:list-style-name="L195">
      <style:text-properties style:font-name="ＭＳ Ｐゴシック" style:font-name-asian="ＭＳ Ｐゴシック" style:language-asian="ja" style:country-asian="JP"/>
    </style:style>
    <style:style style:name="P211" style:family="paragraph" style:parent-style-name="Table_20_Contents" style:list-style-name="L196">
      <style:text-properties style:font-name="ＭＳ Ｐゴシック" style:font-name-asian="ＭＳ Ｐゴシック" style:language-asian="ja" style:country-asian="JP"/>
    </style:style>
    <style:style style:name="P212" style:family="paragraph" style:parent-style-name="Table_20_Contents" style:list-style-name="L197">
      <style:text-properties style:font-name="ＭＳ Ｐゴシック" style:font-name-asian="ＭＳ Ｐゴシック" style:language-asian="ja" style:country-asian="JP"/>
    </style:style>
    <style:style style:name="P213" style:family="paragraph" style:parent-style-name="Table_20_Contents" style:list-style-name="L198">
      <style:text-properties style:font-name="ＭＳ Ｐゴシック" style:font-name-asian="ＭＳ Ｐゴシック" style:language-asian="ja" style:country-asian="JP"/>
    </style:style>
    <style:style style:name="P214" style:family="paragraph" style:parent-style-name="Table_20_Contents" style:list-style-name="L199">
      <style:text-properties style:font-name="ＭＳ Ｐゴシック" style:font-name-asian="ＭＳ Ｐゴシック" style:language-asian="ja" style:country-asian="JP"/>
    </style:style>
    <style:style style:name="P215" style:family="paragraph" style:parent-style-name="Table_20_Contents" style:list-style-name="L200">
      <style:text-properties style:font-name="ＭＳ Ｐゴシック" style:font-name-asian="ＭＳ Ｐゴシック" style:language-asian="ja" style:country-asian="JP"/>
    </style:style>
    <style:style style:name="P216" style:family="paragraph" style:parent-style-name="Table_20_Contents" style:list-style-name="L201">
      <style:text-properties style:font-name="ＭＳ Ｐゴシック" style:font-name-asian="ＭＳ Ｐゴシック" style:language-asian="ja" style:country-asian="JP"/>
    </style:style>
    <style:style style:name="P217" style:family="paragraph" style:parent-style-name="Table_20_Contents" style:list-style-name="L202">
      <style:text-properties style:font-name="ＭＳ Ｐゴシック" style:font-name-asian="ＭＳ Ｐゴシック" style:language-asian="ja" style:country-asian="JP"/>
    </style:style>
    <style:style style:name="P218" style:family="paragraph" style:parent-style-name="Table_20_Contents" style:list-style-name="L203">
      <style:text-properties style:font-name="ＭＳ Ｐゴシック" style:font-name-asian="ＭＳ Ｐゴシック" style:language-asian="ja" style:country-asian="JP"/>
    </style:style>
    <style:style style:name="P219" style:family="paragraph" style:parent-style-name="Table_20_Contents" style:list-style-name="L204">
      <style:text-properties style:font-name="ＭＳ Ｐゴシック" style:font-name-asian="ＭＳ Ｐゴシック" style:language-asian="ja" style:country-asian="JP"/>
    </style:style>
    <style:style style:name="P220" style:family="paragraph" style:parent-style-name="Table_20_Contents" style:list-style-name="L205">
      <style:text-properties style:font-name="ＭＳ Ｐゴシック" style:font-name-asian="ＭＳ Ｐゴシック" style:language-asian="ja" style:country-asian="JP"/>
    </style:style>
    <style:style style:name="P221" style:family="paragraph" style:parent-style-name="Table_20_Contents" style:list-style-name="L206">
      <style:text-properties style:font-name="ＭＳ Ｐゴシック" style:font-name-asian="ＭＳ Ｐゴシック" style:language-asian="ja" style:country-asian="JP"/>
    </style:style>
    <style:style style:name="P222" style:family="paragraph" style:parent-style-name="Text_20_body" style:list-style-name="L190">
      <style:text-properties style:font-name="Arial" fo:font-size="13pt" style:font-name-asian="Arimo" style:font-size-asian="13pt" style:font-size-complex="13pt"/>
    </style:style>
    <style:style style:name="P223" style:family="paragraph" style:parent-style-name="Text_20_body">
      <style:text-properties style:font-name="ＭＳ Ｐゴシック" style:font-name-asian="ＭＳ Ｐゴシック"/>
    </style:style>
    <style:style style:name="P2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225" style:family="paragraph" style:parent-style-name="Text_20_body" style:list-style-name="L189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2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2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style:font-style-asian="normal" style:font-weight-asian="normal"/>
    </style:style>
    <style:style style:name="T6" style:family="text">
      <style:text-properties fo:font-style="normal" fo:font-weight="normal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7"/>
      <text:p text:style-name="P2">---------------------------------------------------------------</text:p>
      <text:p text:style-name="P4">[20200112_095017]</text:p>
      <text:p text:style-name="P13"/>
      <text:p text:style-name="P5"><text:span text:style-name="T5">作業日：01</text:span><text:span text:style-name="T6">/10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9">1</text:p>
          </table:table-cell>
          <table:table-cell table:style-name="表4.B1" office:value-type="string">
            <text:p text:style-name="P9">現場</text:p>
          </table:table-cell>
          <table:table-cell table:style-name="表4.C1" office:value-type="string">
            <text:p text:style-name="P10">豊島区巣鴨２丁目計画</text:p>
          </table:table-cell>
        </table:table-row>
        <table:table-row>
          <table:table-cell table:style-name="表4.A2" office:value-type="float" office:value="2">
            <text:p text:style-name="P9">2</text:p>
          </table:table-cell>
          <table:table-cell table:style-name="表4.B2" office:value-type="string">
            <text:p text:style-name="P9">天気</text:p>
          </table:table-cell>
          <table:table-cell table:style-name="表4.C2" office:value-type="string">
            <text:p text:style-name="P10">晴れ。雲あり</text:p>
          </table:table-cell>
        </table:table-row>
        <table:table-row>
          <table:table-cell table:style-name="表4.A2" office:value-type="float" office:value="3">
            <text:p text:style-name="P9">3</text:p>
          </table:table-cell>
          <table:table-cell table:style-name="表4.B2" office:value-type="string">
            <text:p text:style-name="P9">最寄り</text:p>
          </table:table-cell>
          <table:table-cell table:style-name="表4.C2" office:value-type="string">
            <text:p text:style-name="P10">巣鴨駅（JR）</text:p>
          </table:table-cell>
        </table:table-row>
        <table:table-row>
          <table:table-cell table:style-name="表4.A2" office:value-type="float" office:value="4">
            <text:p text:style-name="P9">4</text:p>
          </table:table-cell>
          <table:table-cell table:style-name="表4.B2" office:value-type="string">
            <text:p text:style-name="P9">他職：ポンプ</text:p>
          </table:table-cell>
          <table:table-cell table:style-name="表4.C2" office:value-type="string">
            <text:list xml:id="list4470798604714746617" text:style-name="L1">
              <text:list-item>
                <text:p text:style-name="P18">大邦興業。２人。どちらも日本人。</text:p>
              </text:list-item>
              <text:list-item>
                <text:p text:style-name="P18">一人は、ずっとホースを担当。顔はややひょろ長い。目尻から頬にかけて、縦に何本か、<text:ruby text:style-name="Ru1"><text:ruby-base>細</text:ruby-base><text:ruby-text>こまか</text:ruby-text></text:ruby>いシワ。</text:p>
              </text:list-item>
              <text:list-item>
                <text:p text:style-name="P18">もう一人は、メガネあり。色付き。上着は、紫色っぽかったか。赤紫。優しそうな人だ。</text:p>
              </text:list-item>
              <text:list-item>
                <text:p text:style-name="P18">どちらも、６０前後か。背は１７０前後。ホースの人の方が、やや高いか。</text:p>
              </text:list-item>
              <text:list-item>
                <text:p text:style-name="P18">どちらも、穏やかな人あたり。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9">5</text:p>
          </table:table-cell>
          <table:table-cell table:style-name="表4.B2" office:value-type="string">
            <text:p text:style-name="P9">他職：土工さん</text:p>
          </table:table-cell>
          <table:table-cell table:style-name="表4.C2" office:value-type="string">
            <text:list xml:id="list324698927360292935" text:style-name="L2">
              <text:list-item>
                <text:p text:style-name="P19">加崎建設。バイブ２人。</text:p>
              </text:list-item>
              <text:list-item>
                <text:p text:style-name="P19">バイブの一人は、４０前後か。小太り。丸顔。メガネありだったか。荒い言葉はない。仕事をよく把握しているように見え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9">6</text:p>
          </table:table-cell>
          <table:table-cell table:style-name="表4.B2" office:value-type="string">
            <text:p text:style-name="P9">他職：電気屋さんの相番の人</text:p>
          </table:table-cell>
          <table:table-cell table:style-name="表4.C2" office:value-type="string">
            <text:list xml:id="list1171505024282328168" text:style-name="L3">
              <text:list-item>
                <text:p text:style-name="P20">石井電工。前回と同じ人。がたい、良し。あごひげあり。</text:p>
              </text:list-item>
              <text:list-item>
                <text:p text:style-name="P20">終盤、バイブ１本に変わったとき、再び、「設備屋さん、下行っていいよ」と、言ってくれた。ありがたし。</text:p>
              </text:list-item>
            </text:list>
          </table:table-cell>
        </table:table-row>
        <table:table-row>
          <table:table-cell table:style-name="表4.B2" office:value-type="string">
            <text:p text:style-name="P9">6--2</text:p>
          </table:table-cell>
          <table:table-cell table:style-name="表4.B2" office:value-type="string">
            <text:p text:style-name="P9">他職：<text:span text:style-name="T2">警備</text:span></text:p>
          </table:table-cell>
          <table:table-cell table:style-name="表4.C2" office:value-type="string">
            <text:list xml:id="list255559185185410189" text:style-name="L4">
              <text:list-item>
                <text:p text:style-name="P21"/>
              </text:list-item>
            </text:list>
          </table:table-cell>
        </table:table-row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土間屋さん</text:span></text:p>
          </table:table-cell>
          <table:table-cell table:style-name="表4.C2" office:value-type="string">
            <text:list xml:id="list2140341764883212870" text:style-name="L5">
              <text:list-item>
                <text:p text:style-name="P22">３人。若い人、２人。５０前後か、親方さんらしき人、１人。</text:p>
              </text:list-item>
              <text:list-item>
                <text:p text:style-name="P22">親方さんは、１６５ぐらい。小柄。顔は浅黒い。喋っているところは、見ていない。</text:p>
              </text:list-item>
            </text:list>
          </table:table-cell>
        </table:table-row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大工さん</text:span></text:p>
          </table:table-cell>
          <table:table-cell table:style-name="表4.C2" office:value-type="string">
            <text:list xml:id="list6800415362352342490" text:style-name="L6">
              <text:list-item>
                <text:p text:style-name="P23">小木建設工業。一人。若い人。確か、前回と同じ。</text:p>
              </text:list-item>
              <text:list-item>
                <text:p text:style-name="P23">打設は９Fスラブ。８Fで、型枠の解体も並行して行なう。げんのうの打ち方が、強い。大きな音が出ている。何かを打ち叩いているように感じる。目の前の木材ではなく、何か想像上の対象を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9">7</text:p>
          </table:table-cell>
          <table:table-cell table:style-name="表4.B2" office:value-type="string">
            <text:p text:style-name="P9">監督さん</text:p>
          </table:table-cell>
          <table:table-cell table:style-name="表4.C2" office:value-type="string">
            <text:list xml:id="list7212342096446168458" text:style-name="L7">
              <text:list-item>
                <text:p text:style-name="P24">前回と同じ。４０ぐらいの人。そして、３０前か、若い人。</text:p>
              </text:list-item>
              <text:list-item>
                <text:p text:style-name="P24">階段部分に、前回は（８F）ジャンカが出来てしまったとのこと。若い人が、打ち始めの階段の箇所で、下と上を行きつ戻りつ、必死の様相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9">8</text:p>
          </table:table-cell>
          <table:table-cell table:style-name="表4.B2" office:value-type="string">
            <text:p text:style-name="P9">発注者の方</text:p>
          </table:table-cell>
          <table:table-cell table:style-name="表4.C2" office:value-type="string">
            <text:list xml:id="list5266798331842724023" text:style-name="L8">
              <text:list-item>
                <text:p text:style-name="P25">鈴木さん。寝坊したとのことで、朝の連絡時、朝礼の挨拶を依頼される。</text:p>
              </text:list-item>
              <text:list-item>
                <text:p text:style-name="P25">「元請の新年会がある」とのことで、２時過ぎには現場を出るとのこと。</text:p>
              </text:list-item>
              <text:list-item>
                <text:p text:style-name="P25"><text:soft-page-break/>朝は、朝礼後、５－６分ぐらいか、到着した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東和からの同僚</text:p>
          </table:table-cell>
          <table:table-cell table:style-name="表4.C2" office:value-type="string">
            <text:list xml:id="list5340259887942758579" text:style-name="L9">
              <text:list-item>
                <text:p text:style-name="P26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9">9</text:p>
          </table:table-cell>
          <table:table-cell table:style-name="表4.B2" office:value-type="string">
            <text:p text:style-name="P9">現場見取り図</text:p>
          </table:table-cell>
          <table:table-cell table:style-name="表4.C2" office:value-type="string">
            <text:p text:style-name="P9"/>
          </table:table-cell>
        </table:table-row>
        <table:table-row>
          <table:table-cell table:style-name="表4.A2" office:value-type="float" office:value="10">
            <text:p text:style-name="P9">10</text:p>
          </table:table-cell>
          <table:table-cell table:style-name="表4.B2" office:value-type="string">
            <text:p text:style-name="P10">段取り</text:p>
          </table:table-cell>
          <table:table-cell table:style-name="表4.C2" office:value-type="string">
            <text:list xml:id="list5537411485797568627" text:style-name="L10">
              <text:list-item>
                <text:p text:style-name="P27">階段から。柱を何本か入れて、隅のエレベーター区画。</text:p>
              </text:list-item>
              <text:list-item>
                <text:p text:style-name="P27">続けて、柱、壁。部屋と部屋の間の壁、「内壁」と呼ぶのか、は、スラブ下いっぱいまで入れる。</text:p>
              </text:list-item>
              <text:list-item>
                <text:p text:style-name="P27">柱、壁を入れ終わって、昼休。４０分だったか。午後から、スラブ上げ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行き帰りでの出来事、見聞</text:p>
          </table:table-cell>
          <table:table-cell table:style-name="表4.C2" office:value-type="string">
            <text:list xml:id="list8241790368921633348" text:style-name="L11">
              <text:list-item>
                <text:p text:style-name="P28">とげ抜き地蔵、再び訪れる。線香を買う。１束１００円、税込。</text:p>
              </text:list-item>
              <text:list-item>
                <text:p text:style-name="P28">線香は、本堂ではなく、本堂に向かって左手の、地蔵像が何体か祀られている区画の、線香台に置く。「供える」、と表現するのか。</text:p>
              </text:list-item>
              <text:list-item>
                <text:p text:style-name="P28">「幸せだんご」、再び買う。２本。同じく、駅近くの都バスの営業所の裏手出入り口。を２－３歩入った壁際。そこで、食す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周囲の事物</text:p>
          </table:table-cell>
          <table:table-cell table:style-name="表4.C2" office:value-type="string">
            <text:list xml:id="list4491915113181070890" text:style-name="L12">
              <text:list-item>
                <text:p text:style-name="P29">現場へ入る路地。駅から向かって、その路地をさらに越えた通り沿い。そこに、縄ばしごの販売店が建っている。「製造販売」と、看板に記載。</text:p>
              </text:list-item>
              <text:list-item>
                <text:p text:style-name="P29">ヤクザ関係の人の建物を見に行く。現場前の路地、大通りから入ってくるもの。そこを、大通りから見て、左へ現場の前を折れた路地。その路地沿いの、左手。</text:p>
                <text:list>
                  <text:list-item>
                    <text:p text:style-name="P29">白い建物。壁の表面は、化粧板なのか、凸凹を入れてある。</text:p>
                  </text:list-item>
                  <text:list-item>
                    <text:p text:style-name="P29">表札有り。「滝野川　栗原」、だったか。「河原」だったかも知れない。</text:p>
                  </text:list-item>
                  <text:list-item>
                    <text:p text:style-name="P29">建物に向かって、左隅に出入り口。その扉の右上に、５－６メートルほどか、離れた箇所、壁に、監視カメラが取り付けられている。</text:p>
                  </text:list-item>
                  <text:list-item>
                    <text:p text:style-name="P29">このカメラも手伝って、その建物の撮影は、やめにし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9">11</text:p>
          </table:table-cell>
          <table:table-cell table:style-name="表4.B2" office:value-type="string">
            <text:p text:style-name="P10">その他</text:p>
          </table:table-cell>
          <table:table-cell table:style-name="表4.C2" office:value-type="string">
            <text:list xml:id="list6196784188529505823" text:style-name="L13">
              <text:list-item>
                <text:p text:style-name="P30">営業所の中村さん。朝の連絡時、来週土曜に、営業所の新年会があるとのこと、知らされる。参加の旨、その場で返答した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やってもらったこと</text:p>
          </table:table-cell>
          <table:table-cell table:style-name="表4.C2" office:value-type="string">
            <text:list xml:id="list2368715709589274058" text:style-name="L14">
              <text:list-item>
                <text:p text:style-name="P31">上記の通り、電気屋さんの人に、最後、先に上がっていいと言ってもらった。</text:p>
              </text:list-item>
            </text:list>
          </table:table-cell>
        </table:table-row>
      </table:table>
      <text:p text:style-name="P13"/>
      <text:p text:style-name="P4">[/ 20200112_105247]</text:p>
      <text:p text:style-name="P13"/>
      <text:p text:style-name="P7"/>
      <text:p text:style-name="P2">---------------------------------------------------------------</text:p>
      <text:p text:style-name="P4">[20200117_155330]</text:p>
      <text:p text:style-name="P13"/>
      <text:p text:style-name="P3"><text:span text:style-name="T3">作業日：01</text:span><text:span text:style-name="T4">/15 w</text:span></text:p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float" office:value="1">
            <text:p text:style-name="P9">1</text:p>
          </table:table-cell>
          <table:table-cell table:style-name="表1.B1" office:value-type="string">
            <text:p text:style-name="P9">現場</text:p>
          </table:table-cell>
          <table:table-cell table:style-name="表1.C1" office:value-type="string">
            <text:p text:style-name="P10">春日秀樹様　共同住宅新築</text:p>
          </table:table-cell>
        </table:table-row>
        <table:table-row>
          <table:table-cell table:style-name="表1.A2" office:value-type="float" office:value="2">
            <text:p text:style-name="P9">2</text:p>
          </table:table-cell>
          <table:table-cell table:style-name="表1.B2" office:value-type="string">
            <text:p text:style-name="P9">天気</text:p>
          </table:table-cell>
          <table:table-cell table:style-name="表1.C2" office:value-type="string">
            <text:p text:style-name="P10">雨。午後１時ぐらいからか、曇り。夕方、４－５時ぐらいに、またぱらついた。</text:p>
          </table:table-cell>
        </table:table-row>
        <table:table-row>
          <table:table-cell table:style-name="表1.A2" office:value-type="float" office:value="3">
            <text:p text:style-name="P9">3</text:p>
          </table:table-cell>
          <table:table-cell table:style-name="表1.B2" office:value-type="string">
            <text:p text:style-name="P9">最寄り</text:p>
          </table:table-cell>
          <table:table-cell table:style-name="表1.C2" office:value-type="string">
            <text:p text:style-name="P10">地下鉄赤塚駅。現場へは、１４分（マップアプリ上）。道は、７割ぐらい、平坦。現場近くで、駅から来ると、上り坂。緩やか。</text:p>
          </table:table-cell>
        </table:table-row>
        <table:table-row>
          <table:table-cell table:style-name="表1.A2" office:value-type="float" office:value="4">
            <text:p text:style-name="P9">4</text:p>
          </table:table-cell>
          <table:table-cell table:style-name="表1.B2" office:value-type="string">
            <text:p text:style-name="P9">他職：ポンプ</text:p>
          </table:table-cell>
          <table:table-cell table:style-name="表1.C2" office:value-type="string">
            <text:list xml:id="list4075983645757562142" text:style-name="L15">
              <text:list-item>
                <text:p text:style-name="P32">２名。コントローラを持っている人は、１６５ぐらい。腹は出ている。言葉に訛りあり。もう一人の人に、しばし怒鳴っている。</text:p>
                <text:list>
                  <text:list-item>
                    <text:p text:style-name="P32">最後、ポンプが残り１－２台の頃、足場にて休みながら、「コン打ち、もう飽きたわ」と、口にしていた。</text:p>
                  </text:list-item>
                </text:list>
              </text:list-item>
            </text:list>
          </table:table-cell>
        </table:table-row>
        <table:table-row>
          <table:table-cell table:style-name="表1.A2" office:value-type="float" office:value="5">
            <text:p text:style-name="P9">5</text:p>
          </table:table-cell>
          <table:table-cell table:style-name="表1.B2" office:value-type="string">
            <text:p text:style-name="P9">他職：土工さん</text:p>
          </table:table-cell>
          <table:table-cell table:style-name="表1.C2" office:value-type="string">
            <text:list xml:id="list3301763400470433066" text:style-name="L16">
              <text:list-item>
                <text:p text:style-name="P33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9">6</text:p>
          </table:table-cell>
          <table:table-cell table:style-name="表1.B2" office:value-type="string">
            <text:p text:style-name="P9">他職：電気屋さんの相番の人</text:p>
          </table:table-cell>
          <table:table-cell table:style-name="表1.C2" office:value-type="string">
            <text:list xml:id="list1290328629506586159" text:style-name="L17">
              <text:list-item>
                <text:p text:style-name="P34">年配の人。白髪あり。コン打ちをよく分かっているように見受けた。</text:p>
              </text:list-item>
              <text:list-item>
                <text:p text:style-name="P34">作業終了後、詰所に戻る。この人もいる。会話はしなか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9">6--2</text:p>
          </table:table-cell>
          <table:table-cell table:style-name="表1.B2" office:value-type="string">
            <text:p text:style-name="P9">他職：<text:span text:style-name="T2">警備</text:span></text:p>
          </table:table-cell>
          <table:table-cell table:style-name="表1.C2" office:value-type="string">
            <text:list xml:id="list7310854464664385574" text:style-name="L18">
              <text:list-item>
                <text:p text:style-name="P35">日本開発工業</text:p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土間屋さん</text:span></text:p>
          </table:table-cell>
          <table:table-cell table:style-name="表1.C2" office:value-type="string">
            <text:list xml:id="list5268975987127452052" text:style-name="L19">
              <text:list-item>
                <text:p text:style-name="P36">シャバナ（工業？）</text:p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大工さん</text:span></text:p>
          </table:table-cell>
          <table:table-cell table:style-name="表1.C2" office:value-type="string">
            <text:list xml:id="list7450021949008098767" text:style-name="L20">
              <text:list-item>
                <text:p text:style-name="P37">２名。一人は、鼻の付け根（目尻の傍の）が、凹んでいる。</text:p>
              </text:list-item>
              <text:list-item>
                <text:p text:style-name="P37">作業終了後、詰所に、もう一人の人とやってくる。大東建託の、工事の進め方について。日程をいかに詰めているか、話しをしている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9">7</text:p>
          </table:table-cell>
          <table:table-cell table:style-name="表1.B2" office:value-type="string">
            <text:p text:style-name="P9">監督さん</text:p>
          </table:table-cell>
          <table:table-cell table:style-name="表1.C2" office:value-type="string">
            <text:list xml:id="list761196188984819101" text:style-name="L21">
              <text:list-item>
                <text:p text:style-name="P38">メガネあり。前歯、上の、が出っ張っている。笑みをいつも作っている。</text:p>
              </text:list-item>
              <text:list-item>
                <text:p text:style-name="P38">当たりの柔らかい物腰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9">8</text:p>
          </table:table-cell>
          <table:table-cell table:style-name="表1.B2" office:value-type="string">
            <text:p text:style-name="P9">発注者の方</text:p>
          </table:table-cell>
          <table:table-cell table:style-name="表1.C2" office:value-type="string">
            <text:list xml:id="list7442123186222813221" text:style-name="L22">
              <text:list-item>
                <text:p text:style-name="P39">佐藤工業、古川さん。夕方５時５０分ぐらいか、電話する。</text:p>
              </text:list-item>
              <text:list-item>
                <text:p text:style-name="P39">当日の打設場所。スラブには、スリーブはない。壁のみ。（ｆ１）</text:p>
              </text:list-item>
              <text:list-item>
                <text:p text:style-name="P39">そのため、壁・柱を打ち終われば、本来、設備側としての相番の作業は、完了。（ｆ２）</text:p>
              </text:list-item>
              <text:list-item>
                <text:p text:style-name="P39">ｆ２に根拠を置くと、本来、相番作業は、その日について言えば、残業は発生しない。（ｃ１）</text:p>
              </text:list-item>
              <text:list-item>
                <text:p text:style-name="P39">ｃ１によれば、残業代を支払う義務は、発注側には、発生しない。（ｃ２）</text:p>
              </text:list-item>
              <text:list-item>
                <text:p text:style-name="P39">ｃ２の結論に基づいて、残業の支払いは承諾しない。（ｃ３）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東和からの同僚</text:p>
          </table:table-cell>
          <table:table-cell table:style-name="表1.C2" office:value-type="string">
            <text:list xml:id="list792137528004601223" text:style-name="L23">
              <text:list-item>
                <text:p text:style-name="P40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9">9</text:p>
          </table:table-cell>
          <table:table-cell table:style-name="表1.B2" office:value-type="string">
            <text:p text:style-name="P9">現場見取り図</text:p>
          </table:table-cell>
          <table:table-cell table:style-name="表1.C2" office:value-type="string">
            <text:p text:style-name="P9"/>
          </table:table-cell>
        </table:table-row>
        <table:table-row>
          <table:table-cell table:style-name="表1.A2" office:value-type="float" office:value="10">
            <text:p text:style-name="P9">10</text:p>
          </table:table-cell>
          <table:table-cell table:style-name="表1.B2" office:value-type="string">
            <text:p text:style-name="P10">段取り</text:p>
          </table:table-cell>
          <table:table-cell table:style-name="表1.C2" office:value-type="string">
            <text:list xml:id="list1565527149034503617" text:style-name="L24">
              <text:list-item>
                <text:p text:style-name="P41">柱、壁　=&gt;　パラペット。３区画に分かれている。奥の２区画を先に、この順序で。</text:p>
              </text:list-item>
              <text:list-item>
                <text:p text:style-name="P41"><text:soft-page-break/>階段・EVは、ない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行き帰りでの出来事、見聞</text:p>
          </table:table-cell>
          <table:table-cell table:style-name="表1.C2" office:value-type="string">
            <text:list xml:id="list2603785162022452590" text:style-name="L25">
              <text:list-item>
                <text:p text:style-name="P42">現場を出て、駅へ向かう途中、駅への一本道を歩き始めて直。歩道を、一人の女性とすれ違う。顔を直視はしなかった。「お水っぽい」感じの印象。すれ違ったあと、おれは、こういう人がいいんだな、としみじみ感じ入った。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周囲の事物</text:p>
          </table:table-cell>
          <table:table-cell table:style-name="表1.C2" office:value-type="string">
            <text:list xml:id="list9181875272255045327" text:style-name="L26">
              <text:list-item>
                <text:p text:style-name="P43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9">11</text:p>
          </table:table-cell>
          <table:table-cell table:style-name="表1.B2" office:value-type="string">
            <text:p text:style-name="P10">その他</text:p>
          </table:table-cell>
          <table:table-cell table:style-name="表1.C2" office:value-type="string">
            <text:list xml:id="list4769159759678568251" text:style-name="L27">
              <text:list-item>
                <text:p text:style-name="P44"/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やってもらったこと</text:p>
          </table:table-cell>
          <table:table-cell table:style-name="表1.C2" office:value-type="string">
            <text:list xml:id="list2347282134180226769" text:style-name="L28">
              <text:list-item>
                <text:p text:style-name="P45">営業所の中村所長。お客さんの古川さんの件を伝える。会社側から、客先へ請求してくれる、とのこと。</text:p>
              </text:list-item>
            </text:list>
          </table:table-cell>
        </table:table-row>
      </table:table>
      <text:p text:style-name="P13"/>
      <text:p text:style-name="P4">[/ 20200117_161555]</text:p>
      <text:p text:style-name="P13"/>
      <text:p text:style-name="P7"/>
      <text:p text:style-name="P2">---------------------------------------------------------------</text:p>
      <text:p text:style-name="P4">[20200126_212615]</text:p>
      <text:p text:style-name="P13"/>
      <text:p text:style-name="P3"><text:span text:style-name="T3">作業日：1</text:span><text:span text:style-name="T4">/24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9">1</text:p>
          </table:table-cell>
          <table:table-cell table:style-name="表2.B1" office:value-type="string">
            <text:p text:style-name="P9">現場</text:p>
          </table:table-cell>
          <table:table-cell table:style-name="表2.C1" office:value-type="string">
            <text:p text:style-name="P10">下作延六丁目計画</text:p>
          </table:table-cell>
        </table:table-row>
        <table:table-row>
          <table:table-cell table:style-name="表2.A2" office:value-type="float" office:value="2">
            <text:p text:style-name="P9">2</text:p>
          </table:table-cell>
          <table:table-cell table:style-name="表2.B2" office:value-type="string">
            <text:p text:style-name="P9">天気</text:p>
          </table:table-cell>
          <table:table-cell table:style-name="表2.C2" office:value-type="string">
            <text:p text:style-name="P10">晴れ。雲あり。</text:p>
          </table:table-cell>
        </table:table-row>
        <table:table-row>
          <table:table-cell table:style-name="表2.A2" office:value-type="float" office:value="3">
            <text:p text:style-name="P9">3</text:p>
          </table:table-cell>
          <table:table-cell table:style-name="表2.B2" office:value-type="string">
            <text:p text:style-name="P9">最寄り</text:p>
          </table:table-cell>
          <table:table-cell table:style-name="表2.C2" office:value-type="string">
            <text:p text:style-name="P10">津田山駅（南武線）</text:p>
          </table:table-cell>
        </table:table-row>
        <table:table-row>
          <table:table-cell table:style-name="表2.A2" office:value-type="float" office:value="4">
            <text:p text:style-name="P9">4</text:p>
          </table:table-cell>
          <table:table-cell table:style-name="表2.B2" office:value-type="string">
            <text:p text:style-name="P9">他職：ポンプ</text:p>
          </table:table-cell>
          <table:table-cell table:style-name="表2.C2" office:value-type="string">
            <text:list xml:id="list7369385744530410033" text:style-name="L29">
              <text:list-item>
                <text:p text:style-name="P46">「FUJITA」。２人。１人は、ベトナムか。</text:p>
              </text:list-item>
              <text:list-item>
                <text:p text:style-name="P46">ベトナム人らしき人。若く見える。顔の輪郭は、細長。</text:p>
                <text:list>
                  <text:list-item>
                    <text:p text:style-name="P46">朝、朝礼後、スラブ上にいるとき、この人が、ポンプの配管を繋げるジョイントを、スラブの配筋の上に放り投げる。私のそば。私が歩いていた方向の、導線の上。びっくりする。</text:p>
                  </text:list-item>
                </text:list>
              </text:list-item>
              <text:list-item>
                <text:p text:style-name="P46">もう１人の人。日本人。顔は、俳優の、ある人に似ている。『OUT』という映画に出ていた。町金を営んでいる人の役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9">5</text:p>
          </table:table-cell>
          <table:table-cell table:style-name="表2.B2" office:value-type="string">
            <text:p text:style-name="P9">他職：土工さん</text:p>
          </table:table-cell>
          <table:table-cell table:style-name="表2.C2" office:value-type="string">
            <text:list xml:id="list2920628427332207871" text:style-name="L30">
              <text:list-item>
                <text:p text:style-name="P47">バイブ２人。一人、私が担当していた人は、年配の人。６０過ぎか。頭は、禿げ上がっている。１６５ぐらい。目が小さい。穏やか。仕事の段取りを把握している物腰。</text:p>
                <text:list>
                  <text:list-item>
                    <text:p text:style-name="P47">終了後、詰所で着替える。着替え終わって、詰所の真ん中へ振り向くと、この人が昼食を摂っている。「荷物が多いねぇ」、と言葉をかけてくれる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9">6</text:p>
          </table:table-cell>
          <table:table-cell table:style-name="表2.B2" office:value-type="string">
            <text:p text:style-name="P9">他職：電気屋さんの<text:soft-page-break/>相番の人</text:p>
          </table:table-cell>
          <table:table-cell table:style-name="表2.C2" office:value-type="string">
            <text:list xml:id="list7201216983214332480" text:style-name="L31">
              <text:list-item>
                <text:p text:style-name="P48">東和から来ている人。名前は、結局聞かなかった。渋谷営業所に登録している人。もう、１０年ぐらいになるとのこと。本職があって、ときおり東和で入る。</text:p>
              </text:list-item>
              <text:list-item>
                <text:p text:style-name="P48"><text:soft-page-break/>相番は、気が楽。ボイド設置よりも。それで、相番に結構入っている、ここのところ。</text:p>
              </text:list-item>
              <text:list-item>
                <text:p text:style-name="P48">ボイド付けの仕事には、ベビーサンダーも持参している。現場にないことがあるから。</text:p>
              </text:list-item>
              <text:list-item>
                <text:p text:style-name="P48">フォーク、ユンボ、有機溶剤、他の資格を持っている。</text:p>
              </text:list-item>
            </text:list>
          </table:table-cell>
        </table:table-row>
        <table:table-row>
          <table:table-cell table:style-name="表2.B2" office:value-type="string">
            <text:p text:style-name="P9">6--2</text:p>
          </table:table-cell>
          <table:table-cell table:style-name="表2.B2" office:value-type="string">
            <text:p text:style-name="P9">他職：<text:span text:style-name="T2">警備</text:span></text:p>
          </table:table-cell>
          <table:table-cell table:style-name="表2.C2" office:value-type="string">
            <text:list xml:id="list4528150410343986971" text:style-name="L32">
              <text:list-item>
                <text:p text:style-name="P49">年配の人。結婚指輪を嵌めている。猫背。体格は、上半身ががっちりしている。</text:p>
              </text:list-item>
              <text:list-item>
                <text:p text:style-name="P49">朝、ゲートを開けていた。近寄ると、「どちらさん？」と詰問してくる。</text:p>
              </text:list-item>
              <text:list-item>
                <text:p text:style-name="P49">詰所の中で、自分の席にしているらしい場所がある。朝礼前、週刊誌を読んでいる。新規の用紙の場所、教えてくれる。書いたら、脇に置いとけばいい、と言ってくれる。</text:p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土間屋さん</text:span></text:p>
          </table:table-cell>
          <table:table-cell table:style-name="表2.C2" office:value-type="string">
            <text:list xml:id="list192804850637755067" text:style-name="L33">
              <text:list-item>
                <text:p text:style-name="P50"/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大工さん</text:span></text:p>
          </table:table-cell>
          <table:table-cell table:style-name="表2.C2" office:value-type="string">
            <text:list xml:id="list1834685568851730975" text:style-name="L34">
              <text:list-item>
                <text:p text:style-name="P51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9">7</text:p>
          </table:table-cell>
          <table:table-cell table:style-name="表2.B2" office:value-type="string">
            <text:p text:style-name="P9">監督さん</text:p>
          </table:table-cell>
          <table:table-cell table:style-name="表2.C2" office:value-type="string">
            <text:list xml:id="list1313156611494492814" text:style-name="L35">
              <text:list-item>
                <text:p text:style-name="P52">若そうな人。３０半ばか。目が大きい。１７０弱ぐらい。物腰はソフト。仕事の内容は、よく把握している物腰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9">8</text:p>
          </table:table-cell>
          <table:table-cell table:style-name="表2.B2" office:value-type="string">
            <text:p text:style-name="P9">発注者の方</text:p>
          </table:table-cell>
          <table:table-cell table:style-name="表2.C2" office:value-type="string">
            <text:list xml:id="list8671248497164274491" text:style-name="L36">
              <text:list-item>
                <text:p text:style-name="P53">国際電工。５０前後か。やや小柄。朝、まだ７時前だったが、すでに来ている。ゲートのまえに行くと、この人がいる。私に、「東和さん？」と訊いてくる。詰所にいてよ、と、世話をしてくれる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東和からの同僚</text:p>
          </table:table-cell>
          <table:table-cell table:style-name="表2.C2" office:value-type="string">
            <text:list xml:id="list3528109837242222407" text:style-name="L37">
              <text:list-item>
                <text:p text:style-name="P54">＝＝＞電気屋さんの相番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9">9</text:p>
          </table:table-cell>
          <table:table-cell table:style-name="表2.B2" office:value-type="string">
            <text:p text:style-name="P9">現場見取り図</text:p>
          </table:table-cell>
          <table:table-cell table:style-name="表2.C2" office:value-type="string">
            <text:p text:style-name="P9"/>
          </table:table-cell>
        </table:table-row>
        <table:table-row>
          <table:table-cell table:style-name="表2.A2" office:value-type="float" office:value="10">
            <text:p text:style-name="P9">10</text:p>
          </table:table-cell>
          <table:table-cell table:style-name="表2.B2" office:value-type="string">
            <text:p text:style-name="P10">段取り</text:p>
          </table:table-cell>
          <table:table-cell table:style-name="表2.C2" office:value-type="string">
            <text:list xml:id="list5448223905266776310" text:style-name="L38">
              <text:list-item>
                <text:p text:style-name="P55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行き帰りでの出来事、見聞</text:p>
          </table:table-cell>
          <table:table-cell table:style-name="表2.C2" office:value-type="string">
            <text:list xml:id="list4298758995492452215" text:style-name="L39">
              <text:list-item>
                <text:p text:style-name="P56">駅からの道。途中の、急な階段。登らなかった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周囲の事物</text:p>
          </table:table-cell>
          <table:table-cell table:style-name="表2.C2" office:value-type="string">
            <text:list xml:id="list1920730337049310376" text:style-name="L40">
              <text:list-item>
                <text:p text:style-name="P57">一戸建てが立ち並んでいる。坂がすべて。それも、急な坂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9">11</text:p>
          </table:table-cell>
          <table:table-cell table:style-name="表2.B2" office:value-type="string">
            <text:p text:style-name="P10">その他</text:p>
          </table:table-cell>
          <table:table-cell table:style-name="表2.C2" office:value-type="string">
            <text:list xml:id="list4025876301192377988" text:style-name="L41">
              <text:list-item>
                <text:p text:style-name="P58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やってもらったこと</text:p>
          </table:table-cell>
          <table:table-cell table:style-name="表2.C2" office:value-type="string">
            <text:list xml:id="list6336438877568166228" text:style-name="L42">
              <text:list-item>
                <text:p text:style-name="P59">＝＝＞各担当の人たちの欄</text:p>
              </text:list-item>
            </text:list>
          </table:table-cell>
        </table:table-row>
      </table:table>
      <text:p text:style-name="P13"/>
      <text:p text:style-name="P4">[/ 20200126_215143]</text:p>
      <text:p text:style-name="P7"><text:soft-page-break/></text:p>
      <text:p text:style-name="P2"/>
      <text:p text:style-name="P2">---------------------------------------------------------------</text:p>
      <text:p text:style-name="P4">[20200204_085059]</text:p>
      <text:p text:style-name="P13"/>
      <text:p text:style-name="P3"><text:span text:style-name="T3">作業日：1</text:span><text:span text:style-name="T4">/31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9">1</text:p>
          </table:table-cell>
          <table:table-cell table:style-name="表3.B1" office:value-type="string">
            <text:p text:style-name="P9">現場</text:p>
          </table:table-cell>
          <table:table-cell table:style-name="表3.C1" office:value-type="string">
            <text:p text:style-name="P10">こぶしえん新築工事</text:p>
          </table:table-cell>
        </table:table-row>
        <table:table-row>
          <table:table-cell table:style-name="表3.A2" office:value-type="float" office:value="2">
            <text:p text:style-name="P9">2</text:p>
          </table:table-cell>
          <table:table-cell table:style-name="表3.B2" office:value-type="string">
            <text:p text:style-name="P9">天気</text:p>
          </table:table-cell>
          <table:table-cell table:style-name="表3.C2" office:value-type="string">
            <text:p text:style-name="P10">曇り、ときどき晴れ</text:p>
          </table:table-cell>
        </table:table-row>
        <table:table-row>
          <table:table-cell table:style-name="表3.A2" office:value-type="float" office:value="3">
            <text:p text:style-name="P9">3</text:p>
          </table:table-cell>
          <table:table-cell table:style-name="表3.B2" office:value-type="string">
            <text:p text:style-name="P9">最寄り</text:p>
          </table:table-cell>
          <table:table-cell table:style-name="表3.C2" office:value-type="string">
            <text:p text:style-name="P10">学芸大学</text:p>
          </table:table-cell>
        </table:table-row>
        <table:table-row>
          <table:table-cell table:style-name="表3.A2" office:value-type="float" office:value="4">
            <text:p text:style-name="P9">4</text:p>
          </table:table-cell>
          <table:table-cell table:style-name="表3.B2" office:value-type="string">
            <text:p text:style-name="P9">他職：ポンプ</text:p>
          </table:table-cell>
          <table:table-cell table:style-name="表3.C2" office:value-type="string">
            <text:list xml:id="list8499168274074127883" text:style-name="L43">
              <text:list-item>
                <text:p text:style-name="P60">「貢石」（こうせき）。２人。１人はベトナム人。</text:p>
              </text:list-item>
              <text:list-item>
                <text:p text:style-name="P60">日本人の人は、４０前後か。３０後半か。１７３ぐらい。顔は細長い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9">5</text:p>
          </table:table-cell>
          <table:table-cell table:style-name="表3.B2" office:value-type="string">
            <text:p text:style-name="P9">他職：土工さん</text:p>
          </table:table-cell>
          <table:table-cell table:style-name="表3.C2" office:value-type="string">
            <text:list xml:id="list6024920590090693799" text:style-name="L44">
              <text:list-item>
                <text:p text:style-name="P61">親方さんらしき人。前回もいた。１６５ぐらい。やや小柄。目は、横に細長い。顔に幾本かのシワ。ある時点に、コンクリの配管の下に置かれた、バイブのコードを外そうとしている。私も手伝おうと思って、コードをある方向に引っ張る。「逆だ！」と言われて、「あー」と声を出す。反対方向に引っ張り始め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9">6</text:p>
          </table:table-cell>
          <table:table-cell table:style-name="表3.B2" office:value-type="string">
            <text:p text:style-name="P9">他職：<text:span text:style-name="T2">設備</text:span>屋さんの相番の人</text:p>
          </table:table-cell>
          <table:table-cell table:style-name="表3.C2" office:value-type="string">
            <text:list xml:id="list3993981478643861035" text:style-name="L45">
              <text:list-item>
                <text:p text:style-name="P62">５０前半ぐらいか。目は小さい。白髪あり。（詰所で、メットを被っていないところを見て、知る）。昼の休憩の直後、土工さんがまだ来ていない。すると、自分でバイブを持って、ホースの先に当て始める。</text:p>
              </text:list-item>
            </text:list>
          </table:table-cell>
        </table:table-row>
        <table:table-row>
          <table:table-cell table:style-name="表3.B2" office:value-type="string">
            <text:p text:style-name="P9">6--2</text:p>
          </table:table-cell>
          <table:table-cell table:style-name="表3.B2" office:value-type="string">
            <text:p text:style-name="P9">他職：<text:span text:style-name="T2">警備</text:span></text:p>
          </table:table-cell>
          <table:table-cell table:style-name="表3.C2" office:value-type="string">
            <text:list xml:id="list8678827773970869072" text:style-name="L46">
              <text:list-item>
                <text:p text:style-name="P63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土間屋さん</text:span></text:p>
          </table:table-cell>
          <table:table-cell table:style-name="表3.C2" office:value-type="string">
            <text:list xml:id="list5016929597501168533" text:style-name="L47">
              <text:list-item>
                <text:p text:style-name="P64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大工さん</text:span></text:p>
          </table:table-cell>
          <table:table-cell table:style-name="表3.C2" office:value-type="string">
            <text:list xml:id="list2944589387922851844" text:style-name="L48">
              <text:list-item>
                <text:p text:style-name="P65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9">7</text:p>
          </table:table-cell>
          <table:table-cell table:style-name="表3.B2" office:value-type="string">
            <text:p text:style-name="P9">監督さん</text:p>
          </table:table-cell>
          <table:table-cell table:style-name="表3.C2" office:value-type="string">
            <text:list xml:id="list5463949491442590090" text:style-name="L49">
              <text:list-item>
                <text:p text:style-name="P66">前回と同じく、ガタイのいい男性の人。</text:p>
              </text:list-item>
              <text:list-item>
                <text:p text:style-name="P66">副所長の肩書きの人だったか、「村中」さんとかいう人、打設エリアに、</text:p>
              </text:list-item>
              <text:list-item>
                <text:p text:style-name="P66">朝から来ている。９時半すぎの中断のとき、本社からの検査の人か、その人と、柱の一つの脇で、話しをしている。私は、バイブを扱う作業をしている。すると、その検査の人が、「XXXX！！！」と、怒鳴り始める。あたりに響く。長くはなかったか。１０秒か、１５秒ぐらい、喚きを続ける。それから、スラブを離れる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9">8</text:p>
          </table:table-cell>
          <table:table-cell table:style-name="表3.B2" office:value-type="string">
            <text:p text:style-name="P9">発注者の方</text:p>
          </table:table-cell>
          <table:table-cell table:style-name="表3.C2" office:value-type="string">
            <text:list xml:id="list1660432750369512896" text:style-name="L50">
              <text:list-item>
                <text:p text:style-name="P67">キャリアテックの人が来ている。名前は、思い出せない。年配の人。５０半ばか。目が細い。薄目。</text:p>
              </text:list-item>
              <text:list-item>
                <text:p text:style-name="P67">作業の終了が、予定よりも遅くなる。早ければ１２時すぎの予定。実際は<text:soft-page-break/>４時近く。</text:p>
              </text:list-item>
              <text:list-item>
                <text:p text:style-name="P67">この人は、ずっと待っていてくれる。やるべき作業は、元々はあったのだが、できなくなってしまった。それで、ただ打設の終わりを待っていた。とのこと。</text:p>
              </text:list-item>
              <text:list-item>
                <text:p text:style-name="P67">帰りがけ、現場を出て、すぐ近くの、小さな神社の建物の横にいたら、その人が現場方向から歩いてきた。帰るらしい。挨拶する。その人は、世間体スマイルを作りながら、通り過ぎる。</text:p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東和からの同僚</text:p>
          </table:table-cell>
          <table:table-cell table:style-name="表3.C2" office:value-type="string">
            <text:list xml:id="list6418535115614708337" text:style-name="L51">
              <text:list-item>
                <text:p text:style-name="P68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9">9</text:p>
          </table:table-cell>
          <table:table-cell table:style-name="表3.B2" office:value-type="string">
            <text:p text:style-name="P9">現場見取り図</text:p>
          </table:table-cell>
          <table:table-cell table:style-name="表3.C2" office:value-type="string">
            <text:p text:style-name="P9"/>
          </table:table-cell>
        </table:table-row>
        <table:table-row>
          <table:table-cell table:style-name="表3.A2" office:value-type="float" office:value="10">
            <text:p text:style-name="P9">10</text:p>
          </table:table-cell>
          <table:table-cell table:style-name="表3.B2" office:value-type="string">
            <text:p text:style-name="P10">段取り</text:p>
          </table:table-cell>
          <table:table-cell table:style-name="表3.C2" office:value-type="string">
            <text:list xml:id="list3120319599499046305" text:style-name="L52">
              <text:list-item>
                <text:p text:style-name="P69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行き帰りでの出来事、見聞</text:p>
          </table:table-cell>
          <table:table-cell table:style-name="表3.C2" office:value-type="string">
            <text:list xml:id="list1675613675812083335" text:style-name="L53">
              <text:list-item>
                <text:p text:style-name="P70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周囲の事物</text:p>
          </table:table-cell>
          <table:table-cell table:style-name="表3.C2" office:value-type="string">
            <text:list xml:id="list9206911010515029758" text:style-name="L54">
              <text:list-item>
                <text:p text:style-name="P71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9">11</text:p>
          </table:table-cell>
          <table:table-cell table:style-name="表3.B2" office:value-type="string">
            <text:p text:style-name="P10">その他</text:p>
          </table:table-cell>
          <table:table-cell table:style-name="表3.C2" office:value-type="string">
            <text:list xml:id="list4449334997432388234" text:style-name="L55">
              <text:list-item>
                <text:p text:style-name="P72">ポンプ屋さん。２人。２人は、定員ではないか。３人の時もある。貢石に限らず。</text:p>
                <text:list>
                  <text:list-item>
                    <text:p text:style-name="P72">配管を切るとき、吊り下げたホースに、先端ホースを取り付ける。先端ものを、手で持ち上げて、吊り下げの端にあてがう。その際に、先端ものをその位置に保持するために、力が必要。「ウゥー！」と、日本人の人が、声をあげる。</text:p>
                  </text:list-item>
                  <text:list-item>
                    <text:p text:style-name="P72">２人は、人員の数として、少ないか。配管の調節の作業のとき、作業に手を貸してもいいかも知れない。</text:p>
                  </text:list-item>
                  <text:list-item>
                    <text:p text:style-name="P72">ただ、「自分らでやるんで、手は出さないでくれ、むしろ危ない」、という雰囲気の人たちが、これまでは、全部だった印象。手を出すと、「危ないからどいてろ！」と、拒絶される。そのように、警戒してしまう。</text:p>
                  </text:list-item>
                </text:list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やってもらったこと</text:p>
          </table:table-cell>
          <table:table-cell table:style-name="表3.C2" office:value-type="string">
            <text:list xml:id="list2669302955087069590" text:style-name="L56">
              <text:list-item>
                <text:p text:style-name="P73">１０時の休憩時間のとき、扶桑の人が来てくれる。若い人。打設が中断している最中。なので、状況を話して、「いいですよ（交代してもらわなくても）」と、告げる。</text:p>
              </text:list-item>
            </text:list>
          </table:table-cell>
        </table:table-row>
      </table:table>
      <text:p text:style-name="P13"/>
      <text:p text:style-name="P4">[/ 20200204_091927]</text:p>
      <text:p text:style-name="P13"/>
      <text:p text:style-name="P8"/>
      <text:p text:style-name="P2">---------------------------------------------------------------</text:p>
      <text:p text:style-name="P4">[20200211_102337]</text:p>
      <text:p text:style-name="P13"><text:soft-page-break/></text:p>
      <text:p text:style-name="P3"><text:span text:style-name="T3">作業日：02</text:span><text:span text:style-name="T4">/08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9">1</text:p>
          </table:table-cell>
          <table:table-cell table:style-name="表5.B1" office:value-type="string">
            <text:p text:style-name="P9">現場</text:p>
          </table:table-cell>
          <table:table-cell table:style-name="表5.C1" office:value-type="string">
            <text:p text:style-name="P10">新高円寺プロジェクト</text:p>
          </table:table-cell>
        </table:table-row>
        <table:table-row>
          <table:table-cell table:style-name="表5.A2" office:value-type="float" office:value="2">
            <text:p text:style-name="P9">2</text:p>
          </table:table-cell>
          <table:table-cell table:style-name="表5.B2" office:value-type="string">
            <text:p text:style-name="P9">天気</text:p>
          </table:table-cell>
          <table:table-cell table:style-name="表5.C2" office:value-type="string">
            <text:p text:style-name="P10">晴れ。雲あり。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9">最寄り</text:p>
          </table:table-cell>
          <table:table-cell table:style-name="表5.C2" office:value-type="string">
            <text:p text:style-name="P10">新高円寺駅</text:p>
          </table:table-cell>
        </table:table-row>
        <table:table-row>
          <table:table-cell table:style-name="表5.A2" office:value-type="float" office:value="4">
            <text:p text:style-name="P9">4</text:p>
          </table:table-cell>
          <table:table-cell table:style-name="表5.B2" office:value-type="string">
            <text:p text:style-name="P9">他職：ポンプ</text:p>
          </table:table-cell>
          <table:table-cell table:style-name="表5.C2" office:value-type="string">
            <text:list xml:id="list3303360458704066061" text:style-name="L57">
              <text:list-item>
                <text:p text:style-name="P74">３人。親方さんは日本人。顔は、浅黒い。やや、どす黒い気味、あり。腹は出ている。１７２ぐらいか</text:p>
                <text:list>
                  <text:list-item>
                    <text:p text:style-name="P74">ホースの振り回しを担当するベトナム人。この人に、絶えず指示を告げる。怒鳴ること、あり。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9">他職：土工さん</text:p>
          </table:table-cell>
          <table:table-cell table:style-name="表5.C2" office:value-type="string">
            <text:list xml:id="list1832725735462404626" text:style-name="L58">
              <text:list-item>
                <text:p text:style-name="P75">バイブ２人。私の担当の人。年配。白髪あり。１６５ぐらい、小柄。腹は少し出ている。太め。６０過ぎか。言葉遣いは、荒れた感じ。洗いを担当していた人に、しばしば指示を告げる。大声、あり。</text:p>
              </text:list-item>
              <text:list-item>
                <text:p text:style-name="P75">洗いの人。メガネあり。１７３ぐらい。やや高い。太め。顔は、色が白い。目は、藪にらみ。唇が厚め。指示を出されると、おずおずと動き出す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9">他職：電気屋さんの相番の人</text:p>
          </table:table-cell>
          <table:table-cell table:style-name="表5.C2" office:value-type="string">
            <text:list xml:id="list4017873707253445980" text:style-name="L59">
              <text:list-item>
                <text:p text:style-name="P76"/>
              </text:list-item>
            </text:list>
          </table:table-cell>
        </table:table-row>
        <table:table-row>
          <table:table-cell table:style-name="表5.B2" office:value-type="string">
            <text:p text:style-name="P9">6--2</text:p>
          </table:table-cell>
          <table:table-cell table:style-name="表5.B2" office:value-type="string">
            <text:p text:style-name="P9">他職：<text:span text:style-name="T2">警備</text:span></text:p>
          </table:table-cell>
          <table:table-cell table:style-name="表5.C2" office:value-type="string">
            <text:list xml:id="list9110091162183300998" text:style-name="L60">
              <text:list-item>
                <text:p text:style-name="P77">３人。</text:p>
              </text:list-item>
            </text:list>
          </table:table-cell>
        </table:table-row>
        <table:table-row>
          <table:table-cell table:style-name="表5.B2" office:value-type="string">
            <text:p text:style-name="P9"/>
          </table:table-cell>
          <table:table-cell table:style-name="表5.B2" office:value-type="string">
            <text:p text:style-name="P9">他職：<text:span text:style-name="T2">土間屋さん</text:span></text:p>
          </table:table-cell>
          <table:table-cell table:style-name="表5.C2" office:value-type="string">
            <text:list xml:id="list4140082537499628643" text:style-name="L61">
              <text:list-item>
                <text:p text:style-name="P78">親方さんか、あるいは、長老格の人。２，３度、レベルビーム上に私が入っていて、声をかけられる。</text:p>
              </text:list-item>
            </text:list>
          </table:table-cell>
        </table:table-row>
        <table:table-row>
          <table:table-cell table:style-name="表5.B2" office:value-type="string">
            <text:p text:style-name="P9"/>
          </table:table-cell>
          <table:table-cell table:style-name="表5.B2" office:value-type="string">
            <text:p text:style-name="P9">他職：<text:span text:style-name="T2">大工さん</text:span></text:p>
          </table:table-cell>
          <table:table-cell table:style-name="表5.C2" office:value-type="string">
            <text:list xml:id="list4722011918192174556" text:style-name="L62">
              <text:list-item>
                <text:p text:style-name="P79">前回いた、背の高い人。メガネあり。色つきの。口ひげあり。ギロッと見上げる目つき。</text:p>
              </text:list-item>
            </text:list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9">監督さん</text:p>
          </table:table-cell>
          <table:table-cell table:style-name="表5.C2" office:value-type="string">
            <text:list xml:id="list8504024232351654939" text:style-name="L63">
              <text:list-item>
                <text:p text:style-name="P80">ベトナムの人。２人。一人は、前回もいた。小柄な人。もう一人は、１７２ぐらいか。メガネあり。若い、見た感じ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9">発注者の方</text:p>
          </table:table-cell>
          <table:table-cell table:style-name="表5.C2" office:value-type="string">
            <text:list xml:id="list6154861858647132161" text:style-name="L64">
              <text:list-item>
                <text:p text:style-name="P81">十川さん（トカワ）。終了時の連絡は、応答なし。営業所に、連絡を依頼する（石井さん）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東和からの同僚</text:p>
          </table:table-cell>
          <table:table-cell table:style-name="表5.C2" office:value-type="string">
            <text:list xml:id="list4390215610337824346" text:style-name="L65">
              <text:list-item>
                <text:p text:style-name="P82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9">9</text:p>
          </table:table-cell>
          <table:table-cell table:style-name="表5.B2" office:value-type="string">
            <text:p text:style-name="P9">現場見取り図</text:p>
          </table:table-cell>
          <table:table-cell table:style-name="表5.C2" office:value-type="string">
            <text:p text:style-name="P9"/>
          </table:table-cell>
        </table:table-row>
        <table:table-row>
          <table:table-cell table:style-name="表5.A2" office:value-type="float" office:value="10">
            <text:p text:style-name="P9">10</text:p>
          </table:table-cell>
          <table:table-cell table:style-name="表5.B2" office:value-type="string">
            <text:p text:style-name="P10">段取り</text:p>
          </table:table-cell>
          <table:table-cell table:style-name="表5.C2" office:value-type="string">
            <text:list xml:id="list666226934598457028" text:style-name="L66">
              <text:list-item>
                <text:p text:style-name="P83">柱、壁を、先に打つ。すべて。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行き帰りでの出来事、<text:soft-page-break/>見聞</text:p>
          </table:table-cell>
          <table:table-cell table:style-name="表5.C2" office:value-type="string">
            <text:list xml:id="list1252020813355834658" text:style-name="L67">
              <text:list-item>
                <text:p text:style-name="P84"/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周囲の事物</text:p>
          </table:table-cell>
          <table:table-cell table:style-name="表5.C2" office:value-type="string">
            <text:list xml:id="list5675544532302410633" text:style-name="L68">
              <text:list-item>
                <text:p text:style-name="P85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9">11</text:p>
          </table:table-cell>
          <table:table-cell table:style-name="表5.B2" office:value-type="string">
            <text:p text:style-name="P10">その他</text:p>
          </table:table-cell>
          <table:table-cell table:style-name="表5.C2" office:value-type="string">
            <text:list xml:id="list7001758897678302486" text:style-name="L69">
              <text:list-item>
                <text:p text:style-name="P86">打設開始まで、朝礼のあと、１時間ぐらいあった。その間、一時、詰所に入っていた。暖房が点いている。すると、監督の一人が入ってくる。ベトナムの人。今回、始めて見る人。何かを探していたか、室内の掲示物の一つを見ていたのか。私には、「いいですよ（外へ出なくても、そのままでいても）」と、言ってくれたか。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やってもらったこと</text:p>
          </table:table-cell>
          <table:table-cell table:style-name="表5.C2" office:value-type="string">
            <text:list xml:id="list3402428504947868806" text:style-name="L70">
              <text:list-item>
                <text:p text:style-name="P87">打設終盤。土工さんの一人に、「もう上がっていいよ」と、言ってもらった。</text:p>
              </text:list-item>
            </text:list>
          </table:table-cell>
        </table:table-row>
      </table:table>
      <text:p text:style-name="P13"/>
      <text:p text:style-name="P4">[/ 20200211_104003]</text:p>
      <text:p text:style-name="P13"/>
      <text:p text:style-name="P8"/>
      <text:p text:style-name="P13"/>
      <text:p text:style-name="P2">---------------------------------------------------------------</text:p>
      <text:p text:style-name="P4">[20200218_154520]</text:p>
      <text:p text:style-name="P13"/>
      <text:p text:style-name="P3"><text:span text:style-name="T3">作業日：02</text:span><text:span text:style-name="T4">/15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9">1</text:p>
          </table:table-cell>
          <table:table-cell table:style-name="表6.B1" office:value-type="string">
            <text:p text:style-name="P9">現場</text:p>
          </table:table-cell>
          <table:table-cell table:style-name="表6.C1" office:value-type="string">
            <text:p text:style-name="P10">こぶしえん新築工事</text:p>
          </table:table-cell>
        </table:table-row>
        <table:table-row>
          <table:table-cell table:style-name="表6.A2" office:value-type="float" office:value="2">
            <text:p text:style-name="P9">2</text:p>
          </table:table-cell>
          <table:table-cell table:style-name="表6.B2" office:value-type="string">
            <text:p text:style-name="P9">天気</text:p>
          </table:table-cell>
          <table:table-cell table:style-name="表6.C2" office:value-type="string">
            <text:p text:style-name="P10">曇り、ときどき晴れ</text:p>
          </table:table-cell>
        </table:table-row>
        <table:table-row>
          <table:table-cell table:style-name="表6.A2" office:value-type="float" office:value="3">
            <text:p text:style-name="P9">3</text:p>
          </table:table-cell>
          <table:table-cell table:style-name="表6.B2" office:value-type="string">
            <text:p text:style-name="P9">最寄り</text:p>
          </table:table-cell>
          <table:table-cell table:style-name="表6.C2" office:value-type="string">
            <text:p text:style-name="P10">学芸大学</text:p>
          </table:table-cell>
        </table:table-row>
        <table:table-row>
          <table:table-cell table:style-name="表6.A2" office:value-type="float" office:value="4">
            <text:p text:style-name="P9">4</text:p>
          </table:table-cell>
          <table:table-cell table:style-name="表6.B2" office:value-type="string">
            <text:p text:style-name="P9">他職：ポンプ</text:p>
          </table:table-cell>
          <table:table-cell table:style-name="表6.C2" office:value-type="string">
            <text:list xml:id="list5036166600279055449" text:style-name="L71">
              <text:list-item>
                <text:p text:style-name="P88">貢石。３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9">5</text:p>
          </table:table-cell>
          <table:table-cell table:style-name="表6.B2" office:value-type="string">
            <text:p text:style-name="P9">他職：土工さん</text:p>
          </table:table-cell>
          <table:table-cell table:style-name="表6.C2" office:value-type="string">
            <text:list xml:id="list107385799209088185" text:style-name="L72">
              <text:list-item>
                <text:p text:style-name="P89">親方さん。１７５ぐらい。ガタイがでかい。</text:p>
              </text:list-item>
              <text:list-item>
                <text:p text:style-name="P89">バイブの人、３人。一人は、この親方さん。もう一人。１７５ぐらい、顔の肌が浅黒い人。親方さんから、「このバカが！」などと、始終、悪態をつかれていた。</text:p>
              </text:list-item>
              <text:list-item>
                <text:p text:style-name="P89">バイブ、３人目。前回か、会っている。口ひげあり。ヒゲに白髪が入っている。１７０少しか。親方さんと、よく話しをしている。気さくそうに。</text:p>
                <text:list>
                  <text:list-item>
                    <text:p text:style-name="P89">親方さんと、対等に相対している。ように振舞っている。親方さんから、たまに、悪態をつかれている。</text:p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float" office:value="6">
            <text:p text:style-name="P9">6</text:p>
          </table:table-cell>
          <table:table-cell table:style-name="表6.B2" office:value-type="string">
            <text:p text:style-name="P9">他職：電気屋さんの相番の<text:soft-page-break/>人</text:p>
          </table:table-cell>
          <table:table-cell table:style-name="表6.C2" office:value-type="string">
            <text:list xml:id="list6598838684736779098" text:style-name="L73">
              <text:list-item>
                <text:p text:style-name="P90">１６５ぐらい。黒色だったか、マスクを着用。髪は長め。詰所で見かけたとき、頭頂、つむじの部分が、手のひらの半分ぐらいの範囲か、地肌の色が白く見える。薄くなっている。SANKENさん（設備）の、相番担当。</text:p>
              </text:list-item>
              <text:list-item>
                <text:p text:style-name="P90">相番終了後、詰所にて、他の職人さんとの会話。土工さんの、上記の、<text:soft-page-break/>肌が浅黒い人について、なにか、異様なものを感じていた、といった内容の感想を漏らして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9">6--2</text:p>
          </table:table-cell>
          <table:table-cell table:style-name="表6.B2" office:value-type="string">
            <text:p text:style-name="P9">他職：<text:span text:style-name="T2">警備</text:span></text:p>
          </table:table-cell>
          <table:table-cell table:style-name="表6.C2" office:value-type="string">
            <text:list xml:id="list8856607751989959220" text:style-name="L74">
              <text:list-item>
                <text:p text:style-name="P91">３人か。VOLLMONT。頭の人は、これまでにも見知っている人。朝礼時、広場前、掲示板の前での挨拶時、大きな声を出す。マイクは使わない。</text:p>
              </text:list-item>
            </text:list>
          </table:table-cell>
        </table:table-row>
        <table:table-row>
          <table:table-cell table:style-name="表6.B2" office:value-type="string">
            <text:p text:style-name="P9"/>
          </table:table-cell>
          <table:table-cell table:style-name="表6.B2" office:value-type="string">
            <text:p text:style-name="P9">他職：<text:span text:style-name="T2">土間屋さん</text:span></text:p>
          </table:table-cell>
          <table:table-cell table:style-name="表6.C2" office:value-type="string">
            <text:list xml:id="list6739583701223947016" text:style-name="L75">
              <text:list-item>
                <text:p text:style-name="P92">親方参加、メガメをかけた人。６０前後か。肌は、浅黒い。１６５少しか。ときおり、なにか喋っている。始め、他の同僚の人との会話かと聞き流す。しばらくのち、独り言か、と思い始めた。</text:p>
              </text:list-item>
            </text:list>
          </table:table-cell>
        </table:table-row>
        <table:table-row>
          <table:table-cell table:style-name="表6.B2" office:value-type="string">
            <text:p text:style-name="P9"/>
          </table:table-cell>
          <table:table-cell table:style-name="表6.B2" office:value-type="string">
            <text:p text:style-name="P9">他職：<text:span text:style-name="T2">大工さん</text:span></text:p>
          </table:table-cell>
          <table:table-cell table:style-name="表6.C2" office:value-type="string">
            <text:list xml:id="list6523742879877695311" text:style-name="L76">
              <text:list-item>
                <text:p text:style-name="P93"/>
              </text:list-item>
            </text:list>
          </table:table-cell>
        </table:table-row>
        <table:table-row>
          <table:table-cell table:style-name="表6.A2" office:value-type="float" office:value="7">
            <text:p text:style-name="P9">7</text:p>
          </table:table-cell>
          <table:table-cell table:style-name="表6.B2" office:value-type="string">
            <text:p text:style-name="P9">監督さん</text:p>
          </table:table-cell>
          <table:table-cell table:style-name="表6.C2" office:value-type="string">
            <text:list xml:id="list546271040603683645" text:style-name="L77">
              <text:list-item>
                <text:p text:style-name="P94">大柄な人、またいる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9">8</text:p>
          </table:table-cell>
          <table:table-cell table:style-name="表6.B2" office:value-type="string">
            <text:p text:style-name="P9">発注者の方</text:p>
          </table:table-cell>
          <table:table-cell table:style-name="表6.C2" office:value-type="string">
            <text:list xml:id="list5006921221614723346" text:style-name="L78">
              <text:list-item>
                <text:p text:style-name="P95">長畑さん。テンガイさん。もうお人方、いつもいらしている人。１７０弱ぐらい。朝、朝礼後、打設場所への経路を、同道しながら教えてくれた。うりざね顔、か。</text:p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東和からの同僚</text:p>
          </table:table-cell>
          <table:table-cell table:style-name="表6.C2" office:value-type="string">
            <text:list xml:id="list4984585039255115359" text:style-name="L79">
              <text:list-item>
                <text:p text:style-name="P96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9">9</text:p>
          </table:table-cell>
          <table:table-cell table:style-name="表6.B2" office:value-type="string">
            <text:p text:style-name="P9">現場見取り図</text:p>
          </table:table-cell>
          <table:table-cell table:style-name="表6.C2" office:value-type="string">
            <text:p text:style-name="P9"/>
          </table:table-cell>
        </table:table-row>
        <table:table-row>
          <table:table-cell table:style-name="表6.A2" office:value-type="float" office:value="10">
            <text:p text:style-name="P9">10</text:p>
          </table:table-cell>
          <table:table-cell table:style-name="表6.B2" office:value-type="string">
            <text:p text:style-name="P10">段取り</text:p>
          </table:table-cell>
          <table:table-cell table:style-name="表6.C2" office:value-type="string">
            <text:list xml:id="list8276087948363356210" text:style-name="L80">
              <text:list-item>
                <text:p text:style-name="P97">柱、壁を、先に全て。並行で、東側に当たるのか、基礎部分の打設。打設階から、１階分ぐらいの下に、コンクリを流し込む。バイブのホース、そこまで伸ばす。</text:p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行き帰りでの出来事、見聞</text:p>
          </table:table-cell>
          <table:table-cell table:style-name="表6.C2" office:value-type="string">
            <text:list xml:id="list7513725556994305655" text:style-name="L81">
              <text:list-item>
                <text:p text:style-name="P98"/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周囲の事物</text:p>
          </table:table-cell>
          <table:table-cell table:style-name="表6.C2" office:value-type="string">
            <text:list xml:id="list5550189347097964944" text:style-name="L82">
              <text:list-item>
                <text:p text:style-name="P99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9">11</text:p>
          </table:table-cell>
          <table:table-cell table:style-name="表6.B2" office:value-type="string">
            <text:p text:style-name="P10">その他</text:p>
          </table:table-cell>
          <table:table-cell table:style-name="表6.C2" office:value-type="string">
            <text:list xml:id="list2148303225106346495" text:style-name="L83">
              <text:list-item>
                <text:p text:style-name="P100"/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やってもらったこと</text:p>
          </table:table-cell>
          <table:table-cell table:style-name="表6.C2" office:value-type="string">
            <text:list xml:id="list4163281019614869283" text:style-name="L84">
              <text:list-item>
                <text:p text:style-name="P101">上記のとおり、扶桑のうりざねの人に、朝、経路を教えてもらった。</text:p>
                <text:list>
                  <text:list-item>
                    <text:p text:style-name="P101">この人に、終了後、サインもしてもらった。名義は、キャリアテックの長畑さん。</text:p>
                  </text:list-item>
                </text:list>
              </text:list-item>
              <text:list-item>
                <text:p text:style-name="P101">テンガイさんか、５時になった頃、打設現場に来てくれる。残業は、ご自分がされる、とのこと。お礼を伝える。</text:p>
                <text:list>
                  <text:list-item>
                    <text:p text:style-name="P101">このとき、土工の親方さんに、バイブのスイッチ入れを、催促される。私は、バイブをテンガイさんに手渡し、説明を伝えていた。</text:p>
                  </text:list-item>
                </text:list>
              </text:list-item>
            </text:list>
          </table:table-cell>
        </table:table-row>
      </table:table>
      <text:p text:style-name="P13"/>
      <text:p text:style-name="P4">[/ 20200218_155640]</text:p>
      <text:p text:style-name="P13"/>
      <text:p text:style-name="P8"><text:soft-page-break/></text:p>
      <text:p text:style-name="P2">---------------------------------------------------------------</text:p>
      <text:p text:style-name="P4">[XXX] 20200226_164915</text:p>
      <text:p text:style-name="P13"/>
      <text:p text:style-name="P3"><text:span text:style-name="T3">作業日：02</text:span><text:span text:style-name="T4">/22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9">1</text:p>
          </table:table-cell>
          <table:table-cell table:style-name="表7.B1" office:value-type="string">
            <text:p text:style-name="P9">現場</text:p>
          </table:table-cell>
          <table:table-cell table:style-name="表7.C1" office:value-type="string">
            <text:p text:style-name="P10">こぶしえん新築工事</text:p>
          </table:table-cell>
        </table:table-row>
        <table:table-row>
          <table:table-cell table:style-name="表7.A2" office:value-type="float" office:value="2">
            <text:p text:style-name="P9">2</text:p>
          </table:table-cell>
          <table:table-cell table:style-name="表7.B2" office:value-type="string">
            <text:p text:style-name="P9">天気</text:p>
          </table:table-cell>
          <table:table-cell table:style-name="表7.C2" office:value-type="string">
            <text:p text:style-name="P10">曇り、ときどき晴れ</text:p>
          </table:table-cell>
        </table:table-row>
        <table:table-row>
          <table:table-cell table:style-name="表7.A2" office:value-type="float" office:value="3">
            <text:p text:style-name="P9">3</text:p>
          </table:table-cell>
          <table:table-cell table:style-name="表7.B2" office:value-type="string">
            <text:p text:style-name="P9">最寄り</text:p>
          </table:table-cell>
          <table:table-cell table:style-name="表7.C2" office:value-type="string">
            <text:p text:style-name="P10">学芸大学</text:p>
          </table:table-cell>
        </table:table-row>
        <table:table-row>
          <table:table-cell table:style-name="表7.A2" office:value-type="float" office:value="4">
            <text:p text:style-name="P9">4</text:p>
          </table:table-cell>
          <table:table-cell table:style-name="表7.B2" office:value-type="string">
            <text:p text:style-name="P9">他職：ポンプ</text:p>
          </table:table-cell>
          <table:table-cell table:style-name="表7.C2" office:value-type="string">
            <text:list xml:id="list4039946567782094689" text:style-name="L85">
              <text:list-item>
                <text:p text:style-name="P102">「貢石」（こうせき）。３人。１人はベトナム人。</text:p>
              </text:list-item>
              <text:list-item>
                <text:p text:style-name="P102">日本人の人：２人。一人は、１７５ぐらい。痩せ身。顔の輪郭は、細長。</text:p>
              </text:list-item>
              <text:list-item>
                <text:p text:style-name="P102">もう一人の日本人：１７０ぐらい。４０前半、もしくは、３０後半か。先の日本人と、同じぐらいの年齢か。先の人に、「○○君」、と、君で呼んでい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9">5</text:p>
          </table:table-cell>
          <table:table-cell table:style-name="表7.B2" office:value-type="string">
            <text:p text:style-name="P9">他職：土工さん</text:p>
          </table:table-cell>
          <table:table-cell table:style-name="表7.C2" office:value-type="string">
            <text:list xml:id="list1171304739711389974" text:style-name="L86">
              <text:list-item>
                <text:p text:style-name="P103">松原組の人たち。前回、バイブを担当していた一人。親方さんではなく。顔の肌が浅黒い人。</text:p>
                <text:list>
                  <text:list-item>
                    <text:p text:style-name="P103">北側（詰所と反対側）の手すり（吹き出し）を打つとき。スラブの打設に続いて、間断なく、手すりに移る。なので、バイブの人は、１０メートルぐらい離れたところまで移動して、足場に出て、また戻る、という経路を通って、位置を変える。しかし、上記のとおり、間断がない。なので、急いで移動する必要が生じている。この時に、この人は、「忙しいなあ！年寄りには、きついよ！」と、大きめの声で、口に出す。</text:p>
                  </text:list-item>
                  <text:list-item>
                    <text:p text:style-name="P103">対して、私は答える、「いいっすよ、ゆっくりで」。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float" office:value="6">
            <text:p text:style-name="P9">6</text:p>
          </table:table-cell>
          <table:table-cell table:style-name="表7.B2" office:value-type="string">
            <text:p text:style-name="P9">他職：電気屋さんの相番の人</text:p>
          </table:table-cell>
          <table:table-cell table:style-name="表7.C2" office:value-type="string">
            <text:list xml:id="list8519808088008276139" text:style-name="L87">
              <text:list-item>
                <text:p text:style-name="P104">設備の人。サンケン。聞いてみると、サンケンから仕事を受けているらしい。</text:p>
              </text:list-item>
            </text:list>
          </table:table-cell>
        </table:table-row>
        <table:table-row>
          <table:table-cell table:style-name="表7.B2" office:value-type="string">
            <text:p text:style-name="P9">6--2</text:p>
          </table:table-cell>
          <table:table-cell table:style-name="表7.B2" office:value-type="string">
            <text:p text:style-name="P9">他職：<text:span text:style-name="T2">警備</text:span></text:p>
          </table:table-cell>
          <table:table-cell table:style-name="表7.C2" office:value-type="string">
            <text:list xml:id="list6907924652553316640" text:style-name="L88">
              <text:list-item>
                <text:p text:style-name="P105"/>
              </text:list-item>
            </text:list>
          </table:table-cell>
        </table:table-row>
        <table:table-row>
          <table:table-cell table:style-name="表7.B2" office:value-type="string">
            <text:p text:style-name="P9"/>
          </table:table-cell>
          <table:table-cell table:style-name="表7.B2" office:value-type="string">
            <text:p text:style-name="P9">他職：<text:span text:style-name="T2">土間屋さん</text:span></text:p>
          </table:table-cell>
          <table:table-cell table:style-name="表7.C2" office:value-type="string">
            <text:list xml:id="list3651270044875118667" text:style-name="L89">
              <text:list-item>
                <text:p text:style-name="P106">３０半ばぐらいの人。後ろの髪を伸ばしている。その、伸ばした部分だけ、金色に染めている。太め。１７０ぐらい。顔の輪郭は、四角い。いらだちの表情。</text:p>
              </text:list-item>
            </text:list>
          </table:table-cell>
        </table:table-row>
        <table:table-row>
          <table:table-cell table:style-name="表7.B2" office:value-type="string">
            <text:p text:style-name="P9"/>
          </table:table-cell>
          <table:table-cell table:style-name="表7.B2" office:value-type="string">
            <text:p text:style-name="P9">他職：<text:span text:style-name="T2">大工さん</text:span></text:p>
          </table:table-cell>
          <table:table-cell table:style-name="表7.C2" office:value-type="string">
            <text:list xml:id="list8307965423458440470" text:style-name="L90">
              <text:list-item>
                <text:p text:style-name="P107">小柄な人。口ひげあり。これまでも、見かけている。痩せ身。１６０ぐらいか。５０半ばぐらいか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9">7</text:p>
          </table:table-cell>
          <table:table-cell table:style-name="表7.B2" office:value-type="string">
            <text:p text:style-name="P9">監督さん</text:p>
          </table:table-cell>
          <table:table-cell table:style-name="表7.C2" office:value-type="string">
            <text:list xml:id="list1192597287756332825" text:style-name="L91">
              <text:list-item>
                <text:p text:style-name="P108">大柄な人、再び。マスクを付けている。顔色：火照った感じ、あり。なんとなく、どす黒い。他の職人さんとの会話を耳にする。病院に行ったらしい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9">8</text:p>
          </table:table-cell>
          <table:table-cell table:style-name="表7.B2" office:value-type="string">
            <text:p text:style-name="P9">発注者の方</text:p>
          </table:table-cell>
          <table:table-cell table:style-name="表7.C2" office:value-type="string">
            <text:list xml:id="list5569078042285777141" text:style-name="L92">
              <text:list-item>
                <text:p text:style-name="P109">長畑さん。打設の終了のあと、詰所へ戻る。隣接の、トイレと流しの区画にいらっしゃる。トイレの掃除をしている。自らは、デッキブラシを手にしている。挨拶する。詰所へ一旦入り、日報用紙を持って、引き返す。サイ<text:soft-page-break/>ンをいただく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東和からの同僚</text:p>
          </table:table-cell>
          <table:table-cell table:style-name="表7.C2" office:value-type="string">
            <text:list xml:id="list4678644462416327611" text:style-name="L93">
              <text:list-item>
                <text:p text:style-name="P110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9">9</text:p>
          </table:table-cell>
          <table:table-cell table:style-name="表7.B2" office:value-type="string">
            <text:p text:style-name="P9">現場見取り図</text:p>
          </table:table-cell>
          <table:table-cell table:style-name="表7.C2" office:value-type="string">
            <text:p text:style-name="P10">省略</text:p>
          </table:table-cell>
        </table:table-row>
        <table:table-row>
          <table:table-cell table:style-name="表7.A2" office:value-type="float" office:value="10">
            <text:p text:style-name="P9">10</text:p>
          </table:table-cell>
          <table:table-cell table:style-name="表7.B2" office:value-type="string">
            <text:p text:style-name="P10">段取り</text:p>
          </table:table-cell>
          <table:table-cell table:style-name="表7.C2" office:value-type="string">
            <text:list xml:id="list4889984911910532560" text:style-name="L94">
              <text:list-item>
                <text:p text:style-name="P111">南３分の１ぐらいの、柱、壁。続いて、同範囲の、柱。下打ち、とでも呼ぶのか。手すり構造の、下４分の１ぐらいまで、コンクリを入れる。</text:p>
              </text:list-item>
              <text:list-item>
                <text:p text:style-name="P111">続いて、全範囲の、真ん中の部分を打つ。柱、壁を終えて、それから、先の、南３分の１の、スラブ上げ。そして、真ん中部分、２回目の柱打ちをしたか。そこで、昼休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行き帰りでの出来事、見聞</text:p>
          </table:table-cell>
          <table:table-cell table:style-name="表7.C2" office:value-type="string">
            <text:list xml:id="list1276404355660241635" text:style-name="L95">
              <text:list-item>
                <text:p text:style-name="P112">そういえば、現場を出てすぐにある、稲荷には、参拝しなかった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周囲の事物</text:p>
          </table:table-cell>
          <table:table-cell table:style-name="表7.C2" office:value-type="string">
            <text:list xml:id="list7314299178234147581" text:style-name="L96">
              <text:list-item>
                <text:p text:style-name="P113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9">11</text:p>
          </table:table-cell>
          <table:table-cell table:style-name="表7.B2" office:value-type="string">
            <text:p text:style-name="P10">その他</text:p>
          </table:table-cell>
          <table:table-cell table:style-name="表7.C2" office:value-type="string">
            <text:list xml:id="list5656450423540178065" text:style-name="L97">
              <text:list-item>
                <text:p text:style-name="P114">行き帰りの車内、ホーム。マスクを着けた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やってもらったこと</text:p>
          </table:table-cell>
          <table:table-cell table:style-name="表7.C2" office:value-type="string">
            <text:list xml:id="list6334853702205487598" text:style-name="L98">
              <text:list-item>
                <text:p text:style-name="P115">長畑さんに、サインをもらった。</text:p>
              </text:list-item>
            </text:list>
          </table:table-cell>
        </table:table-row>
      </table:table>
      <text:p text:style-name="P13"/>
      <text:p text:style-name="P4">[/ XXXX] 20200226_170534</text:p>
      <text:p text:style-name="P13"/>
      <text:p text:style-name="P8"/>
      <text:p text:style-name="P13"/>
      <text:p text:style-name="P2">---------------------------------------------------------------</text:p>
      <text:p text:style-name="P4">[XXX] 20200304_151752</text:p>
      <text:p text:style-name="P13"/>
      <text:p text:style-name="P3"><text:span text:style-name="T3">作業日：02</text:span><text:span text:style-name="T4">/29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9">1</text:p>
          </table:table-cell>
          <table:table-cell table:style-name="表8.B1" office:value-type="string">
            <text:p text:style-name="P9">現場</text:p>
          </table:table-cell>
          <table:table-cell table:style-name="表8.C1" office:value-type="string">
            <text:p text:style-name="P10">愛知屋様伊勢佐木町プロジェクト</text:p>
          </table:table-cell>
        </table:table-row>
        <table:table-row>
          <table:table-cell table:style-name="表8.A2" office:value-type="float" office:value="2">
            <text:p text:style-name="P9">2</text:p>
          </table:table-cell>
          <table:table-cell table:style-name="表8.B2" office:value-type="string">
            <text:p text:style-name="P9">天気</text:p>
          </table:table-cell>
          <table:table-cell table:style-name="表8.C2" office:value-type="string">
            <text:p text:style-name="P10">晴れ</text:p>
          </table:table-cell>
        </table:table-row>
        <table:table-row>
          <table:table-cell table:style-name="表8.A2" office:value-type="float" office:value="3">
            <text:p text:style-name="P9">3</text:p>
          </table:table-cell>
          <table:table-cell table:style-name="表8.B2" office:value-type="string">
            <text:p text:style-name="P9">最寄り</text:p>
          </table:table-cell>
          <table:table-cell table:style-name="表8.C2" office:value-type="string">
            <text:p text:style-name="P10">黄金町</text:p>
          </table:table-cell>
        </table:table-row>
        <table:table-row>
          <table:table-cell table:style-name="表8.A2" office:value-type="float" office:value="4">
            <text:p text:style-name="P9">4</text:p>
          </table:table-cell>
          <table:table-cell table:style-name="表8.B2" office:value-type="string">
            <text:p text:style-name="P9">他職：ポンプ</text:p>
          </table:table-cell>
          <table:table-cell table:style-name="表8.C2" office:value-type="string">
            <text:list xml:id="list191916375986685903" text:style-name="L99">
              <text:list-item>
                <text:p text:style-name="P116">那須産業。２人。一人は、３０半ば、若く見える。１７５ぐらい。顔が、色白い。</text:p>
              </text:list-item>
              <text:list-item>
                <text:p text:style-name="P116">もう一人は、５０前後か。口ひげあり。ヒゲに、白髪あり。メガネあり。メガ<text:soft-page-break/>ネに、色が入っていたか。ホースを担当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9">5</text:p>
          </table:table-cell>
          <table:table-cell table:style-name="表8.B2" office:value-type="string">
            <text:p text:style-name="P9">他職：土工さん</text:p>
          </table:table-cell>
          <table:table-cell table:style-name="表8.C2" office:value-type="string">
            <text:list xml:id="list647463307400181283" text:style-name="L100">
              <text:list-item>
                <text:p text:style-name="P117">今西建設。バイブの人、一人は、ベトナムの人。若い。後半、サングラスを着ける。</text:p>
              </text:list-item>
              <text:list-item>
                <text:p text:style-name="P117">もう一人のバイブの人。親方か。７０近いか。１６５ぐらい。背が曲がっている。</text:p>
              </text:list-item>
            </text:list>
          </table:table-cell>
        </table:table-row>
        <table:table-row>
          <table:table-cell table:style-name="表8.A2" office:value-type="float" office:value="6">
            <text:p text:style-name="P9">6</text:p>
          </table:table-cell>
          <table:table-cell table:style-name="表8.B2" office:value-type="string">
            <text:p text:style-name="P9">他職：電気屋さんの相番の人</text:p>
          </table:table-cell>
          <table:table-cell table:style-name="表8.C2" office:value-type="string">
            <text:list xml:id="list6497477990802419572" text:style-name="L101">
              <text:list-item>
                <text:p text:style-name="P118">顔が、表情が、厳しい。笑うと、左の頬に、エクボができる。</text:p>
              </text:list-item>
            </text:list>
          </table:table-cell>
        </table:table-row>
        <table:table-row>
          <table:table-cell table:style-name="表8.B2" office:value-type="string">
            <text:p text:style-name="P9">6--2</text:p>
          </table:table-cell>
          <table:table-cell table:style-name="表8.B2" office:value-type="string">
            <text:p text:style-name="P9">他職：<text:span text:style-name="T2">警備</text:span></text:p>
          </table:table-cell>
          <table:table-cell table:style-name="表8.C2" office:value-type="string">
            <text:list xml:id="list6978281449065587655" text:style-name="L102">
              <text:list-item>
                <text:p text:style-name="P119"/>
              </text:list-item>
            </text:list>
          </table:table-cell>
        </table:table-row>
        <table:table-row>
          <table:table-cell table:style-name="表8.B2" office:value-type="string">
            <text:p text:style-name="P9"/>
          </table:table-cell>
          <table:table-cell table:style-name="表8.B2" office:value-type="string">
            <text:p text:style-name="P9">他職：<text:span text:style-name="T2">土間屋さん</text:span></text:p>
          </table:table-cell>
          <table:table-cell table:style-name="表8.C2" office:value-type="string">
            <text:list xml:id="list2202493574322230864" text:style-name="L103">
              <text:list-item>
                <text:p text:style-name="P120"/>
              </text:list-item>
            </text:list>
          </table:table-cell>
        </table:table-row>
        <table:table-row>
          <table:table-cell table:style-name="表8.B2" office:value-type="string">
            <text:p text:style-name="P9"/>
          </table:table-cell>
          <table:table-cell table:style-name="表8.B2" office:value-type="string">
            <text:p text:style-name="P9">他職：<text:span text:style-name="T2">大工さん</text:span></text:p>
          </table:table-cell>
          <table:table-cell table:style-name="表8.C2" office:value-type="string">
            <text:list xml:id="list2281228000062129027" text:style-name="L104">
              <text:list-item>
                <text:p text:style-name="P121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9">7</text:p>
          </table:table-cell>
          <table:table-cell table:style-name="表8.B2" office:value-type="string">
            <text:p text:style-name="P9">監督さん</text:p>
          </table:table-cell>
          <table:table-cell table:style-name="表8.C2" office:value-type="string">
            <text:list xml:id="list273429207859567085" text:style-name="L105">
              <text:list-item>
                <text:p text:style-name="P122">打設現場を担当した人。４０半ばか。メガネあり。１７０弱か。いくぶん、太め。</text:p>
              </text:list-item>
              <text:list-item>
                <text:p text:style-name="P122">所長さんか、朝礼時、打設の周知会を主宰。「いいコンクリを打ちましょう」</text:p>
              </text:list-item>
              <text:list-item>
                <text:p text:style-name="P122">３人目の人。６０半ばか。清水で働いていたとのこと。</text:p>
                <text:list>
                  <text:list-item>
                    <text:p text:style-name="P122">新規を担当。現場から少し歩いたところの、民家の２階。私一人。ヘルメットに付けているシール。なぜ取らないのか、と尋ねてくる。「新規」の旨を印字したシールについて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8">
            <text:p text:style-name="P9">8</text:p>
          </table:table-cell>
          <table:table-cell table:style-name="表8.B2" office:value-type="string">
            <text:p text:style-name="P9">発注者の方</text:p>
          </table:table-cell>
          <table:table-cell table:style-name="表8.C2" office:value-type="string">
            <text:list xml:id="list3828388728360565426" text:style-name="L106">
              <text:list-item>
                <text:p text:style-name="P123">金子工業所。６０弱か。顔に、シワあり。新規の用紙、どこからか、持ってきてくれた。</text:p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東和からの同僚</text:p>
          </table:table-cell>
          <table:table-cell table:style-name="表8.C2" office:value-type="string">
            <text:list xml:id="list5958095366980154113" text:style-name="L107">
              <text:list-item>
                <text:p text:style-name="P124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9">9</text:p>
          </table:table-cell>
          <table:table-cell table:style-name="表8.B2" office:value-type="string">
            <text:p text:style-name="P9">現場見取り図</text:p>
          </table:table-cell>
          <table:table-cell table:style-name="表8.C2" office:value-type="string">
            <text:p text:style-name="P9"/>
          </table:table-cell>
        </table:table-row>
        <table:table-row>
          <table:table-cell table:style-name="表8.A2" office:value-type="float" office:value="10">
            <text:p text:style-name="P9">10</text:p>
          </table:table-cell>
          <table:table-cell table:style-name="表8.B2" office:value-type="string">
            <text:p text:style-name="P10">段取り</text:p>
          </table:table-cell>
          <table:table-cell table:style-name="表8.C2" office:value-type="string">
            <text:list xml:id="list1191088396014755439" text:style-name="L108">
              <text:list-item>
                <text:p text:style-name="P125">３階、立ち上がり。</text:p>
              </text:list-item>
              <text:list-item>
                <text:p text:style-name="P125">まず、柱だったか。１本か２本。</text:p>
              </text:list-item>
              <text:list-item>
                <text:p text:style-name="P125">次に、階段。踊り場まで。それから、柱など、だったか。</text:p>
              </text:list-item>
              <text:list-item>
                <text:p text:style-name="P125">通りに面した側の手すり。最後。スラブを全て上げてから。コンクリのホースは、タワーから吊り下げる。</text:p>
              </text:list-item>
              <text:list-item>
                <text:p text:style-name="P125">スラブを終えて、ミキサー待ちに入る。その時点で、辞す。金子工業所の人が、来てくれた。若い人。ベトナムの人か。</text:p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行き帰りでの<text:soft-page-break/>出来事、見聞</text:p>
          </table:table-cell>
          <table:table-cell table:style-name="表8.C2" office:value-type="string">
            <text:list xml:id="list5378656612904342187" text:style-name="L109">
              <text:list-item>
                <text:p text:style-name="P126"/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周囲の事物</text:p>
          </table:table-cell>
          <table:table-cell table:style-name="表8.C2" office:value-type="string">
            <text:list xml:id="list8005905538627535251" text:style-name="L110">
              <text:list-item>
                <text:p text:style-name="P127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9">11</text:p>
          </table:table-cell>
          <table:table-cell table:style-name="表8.B2" office:value-type="string">
            <text:p text:style-name="P10">その他</text:p>
          </table:table-cell>
          <table:table-cell table:style-name="表8.C2" office:value-type="string">
            <text:list xml:id="list6554357668538736572" text:style-name="L111">
              <text:list-item>
                <text:p text:style-name="P128"/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やってもらったこと</text:p>
          </table:table-cell>
          <table:table-cell table:style-name="表8.C2" office:value-type="string">
            <text:list xml:id="list732011128380959224" text:style-name="L112">
              <text:list-item>
                <text:p text:style-name="P129">上記のとおり、朝、金子工業所の担当の人、新規の用紙を、用意してくれた。</text:p>
              </text:list-item>
              <text:list-item>
                <text:p text:style-name="P129">夕方５時に近くなったとき、上記のとおり、交代に来てくれた、金子工業所の、別の人が。</text:p>
              </text:list-item>
            </text:list>
          </table:table-cell>
        </table:table-row>
      </table:table>
      <text:p text:style-name="P13"/>
      <text:p text:style-name="P4">[/ XXXX] 20200304_153636</text:p>
      <text:p text:style-name="P13"/>
      <text:p text:style-name="P8"/>
      <text:p text:style-name="P13"/>
      <text:p text:style-name="P2">---------------------------------------------------------------</text:p>
      <text:p text:style-name="P4">[XXX] 20200309_142012</text:p>
      <text:p text:style-name="P13"/>
      <text:p text:style-name="P3"><text:span text:style-name="T3">作業日：03</text:span><text:span text:style-name="T4">/06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9">1</text:p>
          </table:table-cell>
          <table:table-cell table:style-name="表9.B1" office:value-type="string">
            <text:p text:style-name="P9">現場</text:p>
          </table:table-cell>
          <table:table-cell table:style-name="表9.C1" office:value-type="string">
            <text:p text:style-name="P10">東中野５丁目計画</text:p>
          </table:table-cell>
        </table:table-row>
        <table:table-row>
          <table:table-cell table:style-name="表9.A2" office:value-type="float" office:value="2">
            <text:p text:style-name="P9">2</text:p>
          </table:table-cell>
          <table:table-cell table:style-name="表9.B2" office:value-type="string">
            <text:p text:style-name="P9">天気</text:p>
          </table:table-cell>
          <table:table-cell table:style-name="表9.C2" office:value-type="string">
            <text:p text:style-name="P10">晴れ。</text:p>
          </table:table-cell>
        </table:table-row>
        <table:table-row>
          <table:table-cell table:style-name="表9.A2" office:value-type="float" office:value="3">
            <text:p text:style-name="P9">3</text:p>
          </table:table-cell>
          <table:table-cell table:style-name="表9.B2" office:value-type="string">
            <text:p text:style-name="P9">最寄り</text:p>
          </table:table-cell>
          <table:table-cell table:style-name="表9.C2" office:value-type="string">
            <text:p text:style-name="P10">落合駅</text:p>
          </table:table-cell>
        </table:table-row>
        <table:table-row>
          <table:table-cell table:style-name="表9.B2" office:value-type="string">
            <text:p text:style-name="P9">3-2</text:p>
            <text:p text:style-name="P9"/>
          </table:table-cell>
          <table:table-cell table:style-name="表9.B2" office:value-type="string">
            <text:p text:style-name="P10">開始／終了時刻</text:p>
          </table:table-cell>
          <table:table-cell table:style-name="表9.C2" office:value-type="string">
            <text:p text:style-name="P10">９時１０分ぐらい。３時１０分頃、詰所到着。</text:p>
          </table:table-cell>
        </table:table-row>
        <table:table-row>
          <table:table-cell table:style-name="表9.A2" office:value-type="float" office:value="4">
            <text:p text:style-name="P9">4</text:p>
          </table:table-cell>
          <table:table-cell table:style-name="表9.B2" office:value-type="string">
            <text:p text:style-name="P9">他職：ポンプ</text:p>
          </table:table-cell>
          <table:table-cell table:style-name="表9.C2" office:value-type="string">
            <text:list xml:id="list7315271062153629989" text:style-name="L113">
              <text:list-item>
                <text:p text:style-name="P130">那須産業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9">5</text:p>
          </table:table-cell>
          <table:table-cell table:style-name="表9.B2" office:value-type="string">
            <text:p text:style-name="P9">他職：土工さん</text:p>
          </table:table-cell>
          <table:table-cell table:style-name="表9.C2" office:value-type="string">
            <text:list xml:id="list3882840438682476083" text:style-name="L114">
              <text:list-item>
                <text:p text:style-name="P131">セキユウ工務店。親方さんは、１６５ぐらい。がっしりした体格。顔は、ずんぐりした輪郭。やや、色黒。目は、ぎょろっとしている。酒の樽のよう、という比喩が合っている。</text:p>
              </text:list-item>
              <text:list-item>
                <text:p text:style-name="P131">もう一人、バイブ担当の人。４０半ばか。１７０弱。声が大きい。目は、曇りが入っている。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9">6</text:p>
          </table:table-cell>
          <table:table-cell table:style-name="表9.B2" office:value-type="string">
            <text:p text:style-name="P9">他職：電気屋さんの相番の人</text:p>
          </table:table-cell>
          <table:table-cell table:style-name="表9.C2" office:value-type="string">
            <text:list xml:id="list8763228059650367802" text:style-name="L115">
              <text:list-item>
                <text:p text:style-name="P132">東和コーポレーション、同僚</text:p>
              </text:list-item>
            </text:list>
          </table:table-cell>
        </table:table-row>
        <text:soft-page-break/>
        <table:table-row>
          <table:table-cell table:style-name="表9.B2" office:value-type="string">
            <text:p text:style-name="P9">6--2</text:p>
          </table:table-cell>
          <table:table-cell table:style-name="表9.B2" office:value-type="string">
            <text:p text:style-name="P9">他職：<text:span text:style-name="T2">警備</text:span></text:p>
          </table:table-cell>
          <table:table-cell table:style-name="表9.C2" office:value-type="string">
            <text:list xml:id="list3369465439389623296" text:style-name="L116">
              <text:list-item>
                <text:p text:style-name="P133"/>
              </text:list-item>
            </text:list>
          </table:table-cell>
        </table:table-row>
        <table:table-row>
          <table:table-cell table:style-name="表9.B2" office:value-type="string">
            <text:p text:style-name="P9"/>
          </table:table-cell>
          <table:table-cell table:style-name="表9.B2" office:value-type="string">
            <text:p text:style-name="P9">他職：<text:span text:style-name="T2">土間屋さん</text:span></text:p>
          </table:table-cell>
          <table:table-cell table:style-name="表9.C2" office:value-type="string">
            <text:list xml:id="list8432404792785232139" text:style-name="L117">
              <text:list-item>
                <text:p text:style-name="P134">井上（？）フロアー</text:p>
              </text:list-item>
            </text:list>
          </table:table-cell>
        </table:table-row>
        <table:table-row>
          <table:table-cell table:style-name="表9.B2" office:value-type="string">
            <text:p text:style-name="P9"/>
          </table:table-cell>
          <table:table-cell table:style-name="表9.B2" office:value-type="string">
            <text:p text:style-name="P9">他職：<text:span text:style-name="T2">大工さん</text:span></text:p>
          </table:table-cell>
          <table:table-cell table:style-name="表9.C2" office:value-type="string">
            <text:list xml:id="list8442487395144097315" text:style-name="L118">
              <text:list-item>
                <text:p text:style-name="P135">？</text:p>
              </text:list-item>
            </text:list>
          </table:table-cell>
        </table:table-row>
        <table:table-row>
          <table:table-cell table:style-name="表9.A2" office:value-type="float" office:value="7">
            <text:p text:style-name="P9">7</text:p>
          </table:table-cell>
          <table:table-cell table:style-name="表9.B2" office:value-type="string">
            <text:p text:style-name="P9">監督さん</text:p>
          </table:table-cell>
          <table:table-cell table:style-name="表9.C2" office:value-type="string">
            <text:list xml:id="list8622968452547100619" text:style-name="L119">
              <text:list-item>
                <text:p text:style-name="P136">若い人。小柄。１６５ぐらいか。ほっそりしている。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9">8</text:p>
          </table:table-cell>
          <table:table-cell table:style-name="表9.B2" office:value-type="string">
            <text:p text:style-name="P9">発注者の方</text:p>
          </table:table-cell>
          <table:table-cell table:style-name="表9.C2" office:value-type="string">
            <text:list xml:id="list5048985283277950113" text:style-name="L120">
              <text:list-item>
                <text:p text:style-name="P137">森さん。MK設備設計。１７３ぐらい。白髪、僅かにあったか。四角い輪郭、顔立ち。</text:p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東和からの同僚</text:p>
          </table:table-cell>
          <table:table-cell table:style-name="表9.C2" office:value-type="string">
            <text:list xml:id="list7056787877649579625" text:style-name="L121">
              <text:list-item>
                <text:p text:style-name="P138">かなざわ」さん。白髪あり。１６５ぐらい。小柄。土工の親方さんと、よく知った風に会話を交わしている。詰所では、小区画同士の真ん中に置かれたストーブ。その前に座って、警備さんか、他の作業の人達と、慣れた風に、会話している。</text:p>
              </text:list-item>
            </text:list>
          </table:table-cell>
        </table:table-row>
        <table:table-row>
          <table:table-cell table:style-name="表9.A2" office:value-type="float" office:value="9">
            <text:p text:style-name="P9">9</text:p>
          </table:table-cell>
          <table:table-cell table:style-name="表9.B2" office:value-type="string">
            <text:p text:style-name="P9">現場見取り図</text:p>
          </table:table-cell>
          <table:table-cell table:style-name="表9.C2" office:value-type="string">
            <text:p text:style-name="P9"/>
          </table:table-cell>
        </table:table-row>
        <table:table-row>
          <table:table-cell table:style-name="表9.A2" office:value-type="float" office:value="10">
            <text:p text:style-name="P9">10</text:p>
          </table:table-cell>
          <table:table-cell table:style-name="表9.B2" office:value-type="string">
            <text:p text:style-name="P10">段取り</text:p>
          </table:table-cell>
          <table:table-cell table:style-name="表9.C2" office:value-type="string">
            <text:list xml:id="list7799166038244886652" text:style-name="L122">
              <text:list-item>
                <text:p text:style-name="P139">打設箇所の真ん中にある、壁だったか。そこから、打ち始め。すでに打ってある場所から見て、右手へ漸進しながら、打設。端へあたってから、スラブ上げ。それで、午前は終了だったか。いや、反対側の部分の、柱の打設、始めていたか。</text:p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行き帰りでの出来事、見聞</text:p>
          </table:table-cell>
          <table:table-cell table:style-name="表9.C2" office:value-type="string">
            <text:list xml:id="list5027924791930561529" text:style-name="L123">
              <text:list-item>
                <text:p text:style-name="P140"/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周囲の事物</text:p>
          </table:table-cell>
          <table:table-cell table:style-name="表9.C2" office:value-type="string">
            <text:list xml:id="list1257345715482352640" text:style-name="L124">
              <text:list-item>
                <text:p text:style-name="P141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9">11</text:p>
          </table:table-cell>
          <table:table-cell table:style-name="表9.B2" office:value-type="string">
            <text:p text:style-name="P10">その他</text:p>
          </table:table-cell>
          <table:table-cell table:style-name="表9.C2" office:value-type="string">
            <text:list xml:id="list6025405048327451432" text:style-name="L125">
              <text:list-item>
                <text:p text:style-name="P142"/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やってもらったこと</text:p>
          </table:table-cell>
          <table:table-cell table:style-name="表9.C2" office:value-type="string">
            <text:list xml:id="list2371512156759237107" text:style-name="L126">
              <text:list-item>
                <text:p text:style-name="P143">終了後、森さんに連絡。詰所に来てくれる。</text:p>
              </text:list-item>
              <text:list-item>
                <text:p text:style-name="P143">同僚、「かなざわ」さん。６０過ぎか。朝、詰所の場所を、教えてくれる。元、詰所のあった一画で、着替えを済ませた。その後、その一画の付近で、出会ったか。</text:p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危険予知、危険感知</text:p>
          </table:table-cell>
          <table:table-cell table:style-name="表9.C2" office:value-type="string">
            <text:list xml:id="list2616299906275646420" text:style-name="L127">
              <text:list-item>
                <text:p text:style-name="P144">スラブの上。差し金で作った構築物。腰の下ぐらいまでの高さのもの。その上に、鉄筋が何本か、載せられている。長さ、３ｍぐらい。ばらけている。その上で、確か、土工の若い人が、足をその上に置いて、洗いようのバケツを片手に提げている。</text:p>
                <text:list>
                  <text:list-item>
                    <text:p text:style-name="P144">私自身、その構造物を越える、という動作を数度行った。その組み上げに、完全には、両脚のみに体重をかけず、這うように、その上を移動した。</text:p>
                  </text:list-item>
                </text:list>
              </text:list-item>
            </text:list>
          </table:table-cell>
        </table:table-row>
      </table:table>
      <text:p text:style-name="P13"/>
      <text:p text:style-name="P4"><text:soft-page-break/>[/ XXXX] 20200309_143339</text:p>
      <text:p text:style-name="P13"/>
      <text:p text:style-name="P8"/>
      <text:p text:style-name="P13"/>
      <text:p text:style-name="P2">---------------------------------------------------------------</text:p>
      <text:p text:style-name="P4">[XXX] </text:p>
      <text:p text:style-name="P13"/>
      <text:p text:style-name="P3"><text:span text:style-name="T3">作業日：03</text:span><text:span text:style-name="T4">/13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9">1</text:p>
          </table:table-cell>
          <table:table-cell table:style-name="表10.B1" office:value-type="string">
            <text:p text:style-name="P9">現場</text:p>
          </table:table-cell>
          <table:table-cell table:style-name="表10.C1" office:value-type="string">
            <text:p text:style-name="P10">藤沢市辻堂新町計画</text:p>
          </table:table-cell>
        </table:table-row>
        <table:table-row>
          <table:table-cell table:style-name="表10.A2" office:value-type="float" office:value="2">
            <text:p text:style-name="P9">2</text:p>
          </table:table-cell>
          <table:table-cell table:style-name="表10.B2" office:value-type="string">
            <text:p text:style-name="P9">天気</text:p>
          </table:table-cell>
          <table:table-cell table:style-name="表10.C2" office:value-type="string">
            <text:p text:style-name="P10">晴れ</text:p>
          </table:table-cell>
        </table:table-row>
        <table:table-row>
          <table:table-cell table:style-name="表10.A2" office:value-type="float" office:value="3">
            <text:p text:style-name="P9">3</text:p>
          </table:table-cell>
          <table:table-cell table:style-name="表10.B2" office:value-type="string">
            <text:p text:style-name="P9">最寄り</text:p>
          </table:table-cell>
          <table:table-cell table:style-name="表10.C2" office:value-type="string">
            <text:p text:style-name="P10">辻堂駅（JR東）</text:p>
          </table:table-cell>
        </table:table-row>
        <table:table-row>
          <table:table-cell table:style-name="表10.B2" office:value-type="string">
            <text:p text:style-name="P9">3-2</text:p>
            <text:p text:style-name="P9"/>
          </table:table-cell>
          <table:table-cell table:style-name="表10.B2" office:value-type="string">
            <text:p text:style-name="P10">開始／終了時刻</text:p>
          </table:table-cell>
          <table:table-cell table:style-name="表10.C2" office:value-type="string">
            <text:list xml:id="list1790400571346504156" text:style-name="L128">
              <text:list-item>
                <text:p text:style-name="P145">９時過ぎか</text:p>
              </text:list-item>
              <text:list-item>
                <text:p text:style-name="P145">１６時頃、詰所到着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9">4</text:p>
          </table:table-cell>
          <table:table-cell table:style-name="表10.B2" office:value-type="string">
            <text:p text:style-name="P9">他職：ポンプ</text:p>
          </table:table-cell>
          <table:table-cell table:style-name="表10.C2" office:value-type="string">
            <text:list xml:id="list5556603098825973400" text:style-name="L129">
              <text:list-item>
                <text:p text:style-name="P146">西湘工業。３人。午後からだったか、４人。</text:p>
              </text:list-item>
              <text:list-item>
                <text:p text:style-name="P146">コントローラを持っている人（P1）。口ひげ有り。上ヒゲ。濃くはない。後半の終盤、土間屋さんに、「レベル、どいてくれ」と言われる。どかずに、右手だったか、ピースサインを作っている。</text:p>
              </text:list-item>
              <text:list-item>
                <text:p text:style-name="P146">若い人、１人。終局で、鉄管をロングに載せる作業。ロングに乗り込む。私は、配管を１つずつ、渡す。</text:p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9">5</text:p>
          </table:table-cell>
          <table:table-cell table:style-name="表10.B2" office:value-type="string">
            <text:p text:style-name="P9">他職：土工さん</text:p>
          </table:table-cell>
          <table:table-cell table:style-name="表10.C2" office:value-type="string">
            <text:list xml:id="list6267025368053964460" text:style-name="L130">
              <text:list-item>
                <text:p text:style-name="P147"/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9">6</text:p>
          </table:table-cell>
          <table:table-cell table:style-name="表10.B2" office:value-type="string">
            <text:p text:style-name="P9">他職：電気屋さんの相番の人</text:p>
          </table:table-cell>
          <table:table-cell table:style-name="表10.C2" office:value-type="string">
            <text:list xml:id="list8131019459093076703" text:style-name="L131">
              <text:list-item>
                <text:p text:style-name="P148">東和の人。３０前後か。１７５ぐらい。目は小さめ。タバコ吸う。丸顔。体格は、がっしり。</text:p>
              </text:list-item>
            </text:list>
          </table:table-cell>
        </table:table-row>
        <table:table-row>
          <table:table-cell table:style-name="表10.B2" office:value-type="string">
            <text:p text:style-name="P9">6--2</text:p>
          </table:table-cell>
          <table:table-cell table:style-name="表10.B2" office:value-type="string">
            <text:p text:style-name="P9">他職：<text:span text:style-name="T2">警備</text:span></text:p>
          </table:table-cell>
          <table:table-cell table:style-name="表10.C2" office:value-type="string">
            <text:list xml:id="list4388378764526051851" text:style-name="L132">
              <text:list-item>
                <text:p text:style-name="P149"/>
              </text:list-item>
            </text:list>
          </table:table-cell>
        </table:table-row>
        <table:table-row>
          <table:table-cell table:style-name="表10.B2" office:value-type="string">
            <text:p text:style-name="P9"/>
          </table:table-cell>
          <table:table-cell table:style-name="表10.B2" office:value-type="string">
            <text:p text:style-name="P9">他職：<text:span text:style-name="T2">土間屋さん</text:span></text:p>
          </table:table-cell>
          <table:table-cell table:style-name="表10.C2" office:value-type="string">
            <text:list xml:id="list3944743493489767584" text:style-name="L133">
              <text:list-item>
                <text:p text:style-name="P150">口ひげありの人。１７０弱か。「アハハハ」と、甲高く笑う。ロングに、一緒に乗った。スマホを、ずっと見ている。</text:p>
              </text:list-item>
            </text:list>
          </table:table-cell>
        </table:table-row>
        <table:table-row>
          <table:table-cell table:style-name="表10.B2" office:value-type="string">
            <text:p text:style-name="P9"/>
          </table:table-cell>
          <table:table-cell table:style-name="表10.B2" office:value-type="string">
            <text:p text:style-name="P9">他職：<text:span text:style-name="T2">大工さん</text:span></text:p>
          </table:table-cell>
          <table:table-cell table:style-name="表10.C2" office:value-type="string">
            <text:list xml:id="list6755245003153295337" text:style-name="L134">
              <text:list-item>
                <text:p text:style-name="P151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9">7</text:p>
          </table:table-cell>
          <table:table-cell table:style-name="表10.B2" office:value-type="string">
            <text:p text:style-name="P9">監督さ<text:soft-page-break/>ん</text:p>
          </table:table-cell>
          <table:table-cell table:style-name="表10.C2" office:value-type="string">
            <text:list xml:id="list781041376074308675" text:style-name="L135">
              <text:list-item>
                <text:p text:style-name="P152">３人。</text:p>
              </text:list-item>
              <text:list-item>
                <text:p text:style-name="P152"><text:soft-page-break/>所長さん。（P1)</text:p>
              </text:list-item>
              <text:list-item>
                <text:p text:style-name="P152">４０ぐらいの人。体は痩せている。鼻の形、鉤鼻。立ち上がりの区画に入って、打設の完遂を確認する役。（P２）</text:p>
              </text:list-item>
              <text:list-item>
                <text:p text:style-name="P152">もう一人、同じく４０ぐらいの人。P2の人より、若いかと、朝礼の時には判じた。スラブ上で、P2のひとと同じ年ぐらいか、と評価を改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9">8</text:p>
          </table:table-cell>
          <table:table-cell table:style-name="表10.B2" office:value-type="string">
            <text:p text:style-name="P9">発注者の方</text:p>
          </table:table-cell>
          <table:table-cell table:style-name="表10.C2" office:value-type="string">
            <text:list xml:id="list5957261325483667085" text:style-name="L136">
              <text:list-item>
                <text:p text:style-name="P153">根本さん。１７５ぐらい。顔の輪郭は、たてなが。一重。痩せ気味。ただ、顔はむくんでいるように、見受ける。沖縄の人のような顔立ち。浅黒い。</text:p>
              </text:list-item>
              <text:list-item>
                <text:p text:style-name="P153">指示書に書いてあった、「アイ・エンジニアリング」。この名称を、新規用紙に書こうとする。それでよいか、根本さんに尋ねる。「あ、それは...」と口ごもる。続けて、別の名称を告げる。今は、思い出せない。</text:p>
              </text:list-item>
              <text:list-item>
                <text:p text:style-name="P153">終了後、詰所の前で、電話をかける。６回ぐらいか、呼び出しコールのあと、出る。９階にいるとのこと。サインは省く。</text:p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東和からの同僚</text:p>
          </table:table-cell>
          <table:table-cell table:style-name="表10.C2" office:value-type="string">
            <text:list xml:id="list1509909093621336769" text:style-name="L137">
              <text:list-item>
                <text:p text:style-name="P154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9">9</text:p>
          </table:table-cell>
          <table:table-cell table:style-name="表10.B2" office:value-type="string">
            <text:p text:style-name="P9">現場見取り図</text:p>
          </table:table-cell>
          <table:table-cell table:style-name="表10.C2" office:value-type="string">
            <text:p text:style-name="P9"/>
          </table:table-cell>
        </table:table-row>
        <table:table-row>
          <table:table-cell table:style-name="表10.A2" office:value-type="float" office:value="10">
            <text:p text:style-name="P9">10</text:p>
          </table:table-cell>
          <table:table-cell table:style-name="表10.B2" office:value-type="string">
            <text:p text:style-name="P10">段取り</text:p>
          </table:table-cell>
          <table:table-cell table:style-name="表10.C2" office:value-type="string">
            <text:list xml:id="list1312536087305897034" text:style-name="L138">
              <text:list-item>
                <text:p text:style-name="P155"/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行き帰りでの出来事、見聞</text:p>
          </table:table-cell>
          <table:table-cell table:style-name="表10.C2" office:value-type="string">
            <text:list xml:id="list3690900312450149525" text:style-name="L139">
              <text:list-item>
                <text:p text:style-name="P156"/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周囲の事物</text:p>
          </table:table-cell>
          <table:table-cell table:style-name="表10.C2" office:value-type="string">
            <text:list xml:id="list1728038052972160406" text:style-name="L140">
              <text:list-item>
                <text:p text:style-name="P157">富士山が見える。大きい。</text:p>
              </text:list-item>
              <text:list-item>
                <text:p text:style-name="P157">海が見える。現場建物から海まで、高い建物はない。戸建てが多いか。いま思い返してみて、視界面積の中で、９割ぐらいか。</text:p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9">11</text:p>
          </table:table-cell>
          <table:table-cell table:style-name="表10.B2" office:value-type="string">
            <text:p text:style-name="P10">その他</text:p>
          </table:table-cell>
          <table:table-cell table:style-name="表10.C2" office:value-type="string">
            <text:list xml:id="list2970059873506461305" text:style-name="L141">
              <text:list-item>
                <text:p text:style-name="P158"/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9">12</text:p>
          </table:table-cell>
          <table:table-cell table:style-name="表10.B2" office:value-type="string">
            <text:p text:style-name="P10">やってもらったこと</text:p>
          </table:table-cell>
          <table:table-cell table:style-name="表10.C2" office:value-type="string">
            <text:list xml:id="list8852826538433355327" text:style-name="L142">
              <text:list-item>
                <text:p text:style-name="P159">朝礼の後、根本さんに、現場の区画を案内してもらった。「スリットあり」の札、取り付けを私が手伝った。</text:p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危険予知、危険感知</text:p>
          </table:table-cell>
          <table:table-cell table:style-name="表10.C2" office:value-type="string">
            <text:list xml:id="list6984411100860592844" text:style-name="L143">
              <text:list-item>
                <text:p text:style-name="P160">ロング。扉を開けるとき。自分も手伝おうと、自分が立っている前にある部分に手をかける。左手へ引き寄せる。そのとき、他の人が、同じ扉をがらっと開ける。私の右手の、中指だったか、扉の構造の１つの、網目状の管たちの間に、挟まれる。</text:p>
              </text:list-item>
            </text:list>
          </table:table-cell>
        </table:table-row>
      </table:table>
      <text:p text:style-name="P13"/>
      <text:p text:style-name="P4">[/ XXXX] 20200317_084620</text:p>
      <text:p text:style-name="P13"/>
      <text:p text:style-name="P8"/>
      <text:p text:style-name="P12"/>
      <text:p text:style-name="P2">---------------------------------------------------------------</text:p>
      <text:p text:style-name="P4"><text:soft-page-break/>[XXX] 20200325_134803</text:p>
      <text:p text:style-name="P13"/>
      <text:p text:style-name="P3"><text:span text:style-name="T3">作業日：03</text:span><text:span text:style-name="T4">/21 sa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9">1</text:p>
          </table:table-cell>
          <table:table-cell table:style-name="表11.B1" office:value-type="string">
            <text:p text:style-name="P9">現場</text:p>
          </table:table-cell>
          <table:table-cell table:style-name="表11.C1" office:value-type="string">
            <text:p text:style-name="P10">アーデル平塚新築工事</text:p>
          </table:table-cell>
        </table:table-row>
        <table:table-row>
          <table:table-cell table:style-name="表11.A2" office:value-type="float" office:value="2">
            <text:p text:style-name="P9">2</text:p>
          </table:table-cell>
          <table:table-cell table:style-name="表11.B2" office:value-type="string">
            <text:p text:style-name="P9">天気</text:p>
          </table:table-cell>
          <table:table-cell table:style-name="表11.C2" office:value-type="string">
            <text:p text:style-name="P10">晴れ</text:p>
          </table:table-cell>
        </table:table-row>
        <table:table-row>
          <table:table-cell table:style-name="表11.A2" office:value-type="float" office:value="3">
            <text:p text:style-name="P9">3</text:p>
          </table:table-cell>
          <table:table-cell table:style-name="表11.B2" office:value-type="string">
            <text:p text:style-name="P9">最寄り</text:p>
          </table:table-cell>
          <table:table-cell table:style-name="表11.C2" office:value-type="string">
            <text:p text:style-name="P10">平塚駅</text:p>
          </table:table-cell>
        </table:table-row>
        <table:table-row>
          <table:table-cell table:style-name="表11.B2" office:value-type="string">
            <text:p text:style-name="P9">3-2</text:p>
            <text:p text:style-name="P9"/>
          </table:table-cell>
          <table:table-cell table:style-name="表11.B2" office:value-type="string">
            <text:p text:style-name="P10">開始／終了時刻</text:p>
          </table:table-cell>
          <table:table-cell table:style-name="表11.C2" office:value-type="string">
            <text:list xml:id="list2175136514146350792" text:style-name="L144">
              <text:list-item>
                <text:p text:style-name="P161">開始　９時半過ぎ？</text:p>
              </text:list-item>
              <text:list-item>
                <text:p text:style-name="P161">詰所到着　３時過ぎ？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9">4</text:p>
          </table:table-cell>
          <table:table-cell table:style-name="表11.B2" office:value-type="string">
            <text:p text:style-name="P9">他職：ポンプ</text:p>
          </table:table-cell>
          <table:table-cell table:style-name="表11.C2" office:value-type="string">
            <text:list xml:id="list5702475434028109051" text:style-name="L145">
              <text:list-item>
                <text:p text:style-name="P162">SHIMAZU</text:p>
              </text:list-item>
              <text:list-item>
                <text:p text:style-name="P162">３人。ホース担当は、口ひげあり。表情は硬い。５０前後か。皆、日本人。</text:p>
              </text:list-item>
              <text:list-item>
                <text:p text:style-name="P162">他の２人は、６０半ばか。やや小柄。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9">5</text:p>
          </table:table-cell>
          <table:table-cell table:style-name="表11.B2" office:value-type="string">
            <text:p text:style-name="P9">他職：土工さん</text:p>
          </table:table-cell>
          <table:table-cell table:style-name="表11.C2" office:value-type="string">
            <text:list xml:id="list1629836760524350325" text:style-name="L146">
              <text:list-item>
                <text:p text:style-name="P163">黄色いヘルメット。バイブの一人は、ベトナム人か。若い。３０前か。終了間際、足場へ引き入れたバイブを、この人に手渡す。私の左手で、その人の左肩を、ポンと軽く叩く。私はそのまま、足場階段を降り始める。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9">6</text:p>
          </table:table-cell>
          <table:table-cell table:style-name="表11.B2" office:value-type="string">
            <text:p text:style-name="P9">他職：電気屋さんの相番の人</text:p>
          </table:table-cell>
          <table:table-cell table:style-name="表11.C2" office:value-type="string">
            <text:list xml:id="list3607752896142692363" text:style-name="L147">
              <text:list-item>
                <text:p text:style-name="P164">自分は、電気担当の会社からの、相番。もう一人は、同じく東和から。「中根」氏。若い人。３０ぐらいか。</text:p>
              </text:list-item>
            </text:list>
          </table:table-cell>
        </table:table-row>
        <table:table-row>
          <table:table-cell table:style-name="表11.B2" office:value-type="string">
            <text:p text:style-name="P9">6--2</text:p>
          </table:table-cell>
          <table:table-cell table:style-name="表11.B2" office:value-type="string">
            <text:p text:style-name="P9">他職：<text:span text:style-name="T2">警備</text:span></text:p>
          </table:table-cell>
          <table:table-cell table:style-name="表11.C2" office:value-type="string">
            <text:list xml:id="list2348399210506050095" text:style-name="L148">
              <text:list-item>
                <text:p text:style-name="P165"/>
              </text:list-item>
            </text:list>
          </table:table-cell>
        </table:table-row>
        <table:table-row>
          <table:table-cell table:style-name="表11.B2" office:value-type="string">
            <text:p text:style-name="P9"/>
          </table:table-cell>
          <table:table-cell table:style-name="表11.B2" office:value-type="string">
            <text:p text:style-name="P9">他職：<text:span text:style-name="T2">土間屋さん</text:span></text:p>
          </table:table-cell>
          <table:table-cell table:style-name="表11.C2" office:value-type="string">
            <text:list xml:id="list1083931963314531103" text:style-name="L149">
              <text:list-item>
                <text:p text:style-name="P166"/>
              </text:list-item>
            </text:list>
          </table:table-cell>
        </table:table-row>
        <table:table-row>
          <table:table-cell table:style-name="表11.B2" office:value-type="string">
            <text:p text:style-name="P9"/>
          </table:table-cell>
          <table:table-cell table:style-name="表11.B2" office:value-type="string">
            <text:p text:style-name="P9">他職：<text:span text:style-name="T2">大工さん</text:span></text:p>
          </table:table-cell>
          <table:table-cell table:style-name="表11.C2" office:value-type="string">
            <text:list xml:id="list213691019940388412" text:style-name="L150">
              <text:list-item>
                <text:p text:style-name="P167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9">7</text:p>
          </table:table-cell>
          <table:table-cell table:style-name="表11.B2" office:value-type="string">
            <text:p text:style-name="P9">監督さん</text:p>
          </table:table-cell>
          <table:table-cell table:style-name="表11.C2" office:value-type="string">
            <text:list xml:id="list4390794644874069205" text:style-name="L151">
              <text:list-item>
                <text:p text:style-name="P168">３人。一人は、１７５ぐらい。４０後半か。顔はやや、細長い。浅黒。目はキョロっとしている。叩きを行う。土工さんたちと、同僚のように声を掛け合っている。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9">8</text:p>
          </table:table-cell>
          <table:table-cell table:style-name="表11.B2" office:value-type="string">
            <text:p text:style-name="P9">発注者の方</text:p>
          </table:table-cell>
          <table:table-cell table:style-name="表11.C2" office:value-type="string">
            <text:list xml:id="list8009871958749868662" text:style-name="L152">
              <text:list-item>
                <text:p text:style-name="P169">指示書にあった、「ひが」さんは、当日は、来ない。秋山さんが、来ている。</text:p>
              </text:list-item>
            </text:list>
          </table:table-cell>
        </table:table-row>
        <table:table-row>
          <table:table-cell table:style-name="表11.A2">
            <text:p text:style-name="P9"/>
          </table:table-cell>
          <table:table-cell table:style-name="表11.B2" office:value-type="string">
            <text:p text:style-name="P10">東和からの同僚</text:p>
          </table:table-cell>
          <table:table-cell table:style-name="表11.C2" office:value-type="string">
            <text:list xml:id="list8380269395948441776" text:style-name="L153">
              <text:list-item>
                <text:p text:style-name="P170">「中根」氏。藤沢在住。親元にいる。東和の前は、介護職に就いていた。５年ほど。老人ホームでの介護、訪問、共に経験。「下の世話」まで。</text:p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9">9</text:p>
          </table:table-cell>
          <table:table-cell table:style-name="表11.B2" office:value-type="string">
            <text:p text:style-name="P9">現場見取り図</text:p>
          </table:table-cell>
          <table:table-cell table:style-name="表11.C2" office:value-type="string">
            <text:p text:style-name="P9"/>
          </table:table-cell>
        </table:table-row>
        <table:table-row>
          <table:table-cell table:style-name="表11.A2" office:value-type="float" office:value="10">
            <text:p text:style-name="P9">10</text:p>
          </table:table-cell>
          <table:table-cell table:style-name="表11.B2" office:value-type="string">
            <text:p text:style-name="P10">段取り</text:p>
          </table:table-cell>
          <table:table-cell table:style-name="表11.C2" office:value-type="string">
            <text:list xml:id="list6827771884766292816" text:style-name="L154">
              <text:list-item>
                <text:p text:style-name="P171">まず、柱を入れる。対象区画の、真ん中に位置する柱から。壁、柱。２回<text:soft-page-break/>目で、スラブを上げる。</text:p>
              </text:list-item>
            </text:list>
          </table:table-cell>
        </table:table-row>
        <table:table-row>
          <table:table-cell table:style-name="表11.A2">
            <text:p text:style-name="P9"/>
          </table:table-cell>
          <table:table-cell table:style-name="表11.B2" office:value-type="string">
            <text:p text:style-name="P10">行き帰りでの出来事、見聞</text:p>
          </table:table-cell>
          <table:table-cell table:style-name="表11.C2" office:value-type="string">
            <text:list xml:id="list2094246177695208676" text:style-name="L155">
              <text:list-item>
                <text:p text:style-name="P172">宮前平公園。帰りがけ。この時だったか、運動場の端、北側の出入り口の通路に差し掛かるとき、背中に、ボールが当たる。物置小屋の前に居並んでいた婦人たちが、「キャー」と、声を上げる。直後に、ボン、と当たる。女児だったか、一人、駆け寄ってくる。私には何も声を発しない。ボールを取って、また戻る。ボールを手に取るあたりから、わたしは、また歩き始める。</text:p>
              </text:list-item>
            </text:list>
          </table:table-cell>
        </table:table-row>
        <table:table-row>
          <table:table-cell table:style-name="表11.A2">
            <text:p text:style-name="P9"/>
          </table:table-cell>
          <table:table-cell table:style-name="表11.B2" office:value-type="string">
            <text:p text:style-name="P10">周囲の事物</text:p>
          </table:table-cell>
          <table:table-cell table:style-name="表11.C2" office:value-type="string">
            <text:list xml:id="list45104369510319819" text:style-name="L156">
              <text:list-item>
                <text:p text:style-name="P173">富士山が、大きく見える。遠くに、海が見える。辻堂の時に似ている。１戸建ての家がずっと続いている。遠く、海の方向に、マンションが幾棟か。</text:p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9">11</text:p>
          </table:table-cell>
          <table:table-cell table:style-name="表11.B2" office:value-type="string">
            <text:p text:style-name="P10">その他</text:p>
          </table:table-cell>
          <table:table-cell table:style-name="表11.C2" office:value-type="string">
            <text:list xml:id="list7445773225600354110" text:style-name="L157">
              <text:list-item>
                <text:p text:style-name="P174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9">12</text:p>
          </table:table-cell>
          <table:table-cell table:style-name="表11.B2" office:value-type="string">
            <text:p text:style-name="P10">やってもらったこと</text:p>
          </table:table-cell>
          <table:table-cell table:style-name="表11.C2" office:value-type="string">
            <text:list xml:id="list7048542545204422837" text:style-name="L158">
              <text:list-item>
                <text:p text:style-name="P175">中根氏。日報のサイン、引き受けてもらった。</text:p>
              </text:list-item>
              <text:list-item>
                <text:p text:style-name="P175">電気担当の人。秋山さん。朝礼の後、設備の人に、引き合わせてくれた。</text:p>
                <text:list>
                  <text:list-item>
                    <text:p text:style-name="P175">設備の人は、小柄。３０半ばか。丸顔。目が細い。体格は、ふっくらとしている。朝礼時、同僚の人達と、談笑している。</text:p>
                  </text:list-item>
                </text:list>
              </text:list-item>
              <text:list-item>
                <text:p text:style-name="P175">朝、入場時。ゲートを入ってすぐ、右脇。長椅子を一つ据えた、小さな一画。そこで、人が１人、カップ麺か、食べている。警備の服装。詰所の場所を聞く。「右行って、右」と、教えてくれる。</text:p>
              </text:list-item>
            </text:list>
          </table:table-cell>
        </table:table-row>
        <table:table-row>
          <table:table-cell table:style-name="表11.A2">
            <text:p text:style-name="P9"/>
          </table:table-cell>
          <table:table-cell table:style-name="表11.B2" office:value-type="string">
            <text:p text:style-name="P10">危険予知、危険感知</text:p>
          </table:table-cell>
          <table:table-cell table:style-name="表11.C2" office:value-type="string">
            <text:list xml:id="list7191284141864206382" text:style-name="L159">
              <text:list-item>
                <text:p text:style-name="P176">ロングスパンの、扉の開閉時。格子の間に指を挟む危険、変わりなくあり。</text:p>
              </text:list-item>
              <text:list-item>
                <text:p text:style-name="P176">ダメ穴の開口部。今回も、板は置かれている。固定はされていない。踏み抜け、ありうる。</text:p>
              </text:list-item>
            </text:list>
          </table:table-cell>
        </table:table-row>
      </table:table>
      <text:p text:style-name="P13"/>
      <text:p text:style-name="P4">[/ XXXX] 20200325_140818</text:p>
      <text:p text:style-name="P13"/>
      <text:p text:style-name="P8"/>
      <text:p text:style-name="P2">---------------------------------------------------------------</text:p>
      <text:p text:style-name="P4">[XXX] 20200329_171641</text:p>
      <text:p text:style-name="P13"/>
      <text:p text:style-name="P3"><text:span text:style-name="T3">作業日：03</text:span><text:span text:style-name="T4">/29 sa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9">1</text:p>
          </table:table-cell>
          <table:table-cell table:style-name="表12.B1" office:value-type="string">
            <text:p text:style-name="P9">現場</text:p>
          </table:table-cell>
          <table:table-cell table:style-name="表12.C1" office:value-type="string">
            <text:p text:style-name="P10">豊島区高田１丁目計画</text:p>
          </table:table-cell>
        </table:table-row>
        <table:table-row>
          <table:table-cell table:style-name="表12.A2" office:value-type="float" office:value="2">
            <text:p text:style-name="P9">2</text:p>
          </table:table-cell>
          <table:table-cell table:style-name="表12.B2" office:value-type="string">
            <text:p text:style-name="P9">天気</text:p>
          </table:table-cell>
          <table:table-cell table:style-name="表12.C2" office:value-type="string">
            <text:p text:style-name="P10">晴れ</text:p>
          </table:table-cell>
        </table:table-row>
        <table:table-row>
          <table:table-cell table:style-name="表12.A2" office:value-type="float" office:value="3">
            <text:p text:style-name="P9">3</text:p>
          </table:table-cell>
          <table:table-cell table:style-name="表12.B2" office:value-type="string">
            <text:p text:style-name="P9">最寄り</text:p>
          </table:table-cell>
          <table:table-cell table:style-name="表12.C2" office:value-type="string">
            <text:p text:style-name="P10">早稲田駅（東西線）</text:p>
          </table:table-cell>
        </table:table-row>
        <table:table-row>
          <table:table-cell table:style-name="表12.B2" office:value-type="string">
            <text:p text:style-name="P9">3-2</text:p>
            <text:p text:style-name="P9"/>
          </table:table-cell>
          <table:table-cell table:style-name="表12.B2" office:value-type="string">
            <text:p text:style-name="P10">開始／終了時刻</text:p>
          </table:table-cell>
          <table:table-cell table:style-name="表12.C2" office:value-type="string">
            <text:list xml:id="list6950774164801626124" text:style-name="L191">
              <text:list-item>
                <text:p text:style-name="P206">開始　：　９時半ぐらい</text:p>
              </text:list-item>
              <text:list-item>
                <text:p text:style-name="P206">詰所到着　：　１４：４０ぐらい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9">4</text:p>
          </table:table-cell>
          <table:table-cell table:style-name="表12.B2" office:value-type="string">
            <text:p text:style-name="P9">他職：ポンプ</text:p>
          </table:table-cell>
          <table:table-cell table:style-name="表12.C2" office:value-type="string">
            <text:list xml:id="list957954169229354907" text:style-name="L160">
              <text:list-item>
                <text:p text:style-name="P177">洋輔圧送</text:p>
              </text:list-item>
              <text:list-item>
                <text:p text:style-name="P177">３人。共に、４０前半か。</text:p>
              </text:list-item>
              <text:list-item>
                <text:p text:style-name="P177"><text:soft-page-break/>ホース口担当の人。髪の毛が、縮れている。</text:p>
              </text:list-item>
              <text:list-item>
                <text:p text:style-name="P177">ホースの引き回し担当の人。丸顔。よく笑顔になる。目尻に、シワが４・５本浮き出る、笑うとき。</text:p>
              </text:list-item>
              <text:list-item>
                <text:p text:style-name="P177">３人目、リモコン担当。始めの頃。ホースの動きにつれて、鉄筋が前後に揺れる。段差の内側。そのために、動く鉄筋に押されて、１００パイか、ボイドも揺れてしまう。この３人目の人に声を掛ける。ホースを、ポンプ屋さんが持ってきている、小さな台に、載せてくれないかと、尋ねる。ホースの位置を変えることで、対応してくれる。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9">5</text:p>
          </table:table-cell>
          <table:table-cell table:style-name="表12.B2" office:value-type="string">
            <text:p text:style-name="P9">他職：土工さん</text:p>
          </table:table-cell>
          <table:table-cell table:style-name="表12.C2" office:value-type="string">
            <text:list xml:id="list7615662495999413450" text:style-name="L161">
              <text:list-item>
                <text:p text:style-name="P178">石渡工務店</text:p>
              </text:list-item>
              <text:list-item>
                <text:p text:style-name="P178">バイブ担当のうちの、一人。口ひげあり。朝、朝礼前。私が荷物を置いた場所の近くに、入ってくる。「あったかいねぇ」だったか、声をかけてくれる。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9">6</text:p>
          </table:table-cell>
          <table:table-cell table:style-name="表12.B2" office:value-type="string">
            <text:p text:style-name="P9">他職：電気屋さんの相番の人</text:p>
          </table:table-cell>
          <table:table-cell table:style-name="表12.C2" office:value-type="string">
            <text:list xml:id="list2487656989915915677" text:style-name="L162">
              <text:list-item>
                <text:p text:style-name="P179">？６０ぐらいか。白髪あり。メガネあり。吹き出しの左角、スラブと同じ高さに、ドレインの造作がある。これが、傾いている。ポンプ屋さんの、リモコン担当の人が、この相番の人に知らせる。この人は、私に、ノコギリ持ってる？と訊いてくる。わずかに、私はムッとする。ないですよ、と返事する。この人は、足場階段から、下へ降りていく。しばらくして、気づくと、その人が、バイブはスラブへ置いて、ドレインの造作を、細工している。</text:p>
              </text:list-item>
            </text:list>
          </table:table-cell>
        </table:table-row>
        <table:table-row>
          <table:table-cell table:style-name="表12.B2" office:value-type="string">
            <text:p text:style-name="P9">6--2</text:p>
          </table:table-cell>
          <table:table-cell table:style-name="表12.B2" office:value-type="string">
            <text:p text:style-name="P9">他職：<text:span text:style-name="T2">警備</text:span></text:p>
          </table:table-cell>
          <table:table-cell table:style-name="表12.C2" office:value-type="string">
            <text:list xml:id="list1203105738981703579" text:style-name="L163">
              <text:list-item>
                <text:p text:style-name="P180"/>
              </text:list-item>
            </text:list>
          </table:table-cell>
        </table:table-row>
        <table:table-row>
          <table:table-cell table:style-name="表12.B2" office:value-type="string">
            <text:p text:style-name="P9"/>
          </table:table-cell>
          <table:table-cell table:style-name="表12.B2" office:value-type="string">
            <text:p text:style-name="P9">他職：<text:span text:style-name="T2">土間屋さん</text:span></text:p>
          </table:table-cell>
          <table:table-cell table:style-name="表12.C2" office:value-type="string">
            <text:list xml:id="list5819248084204797529" text:style-name="L164">
              <text:list-item>
                <text:p text:style-name="P181">コンクリート工事</text:p>
              </text:list-item>
            </text:list>
          </table:table-cell>
        </table:table-row>
        <table:table-row>
          <table:table-cell table:style-name="表12.B2" office:value-type="string">
            <text:p text:style-name="P9"/>
          </table:table-cell>
          <table:table-cell table:style-name="表12.B2" office:value-type="string">
            <text:p text:style-name="P9">他職：<text:span text:style-name="T2">大工さん</text:span></text:p>
          </table:table-cell>
          <table:table-cell table:style-name="表12.C2" office:value-type="string">
            <text:list xml:id="list173390400310920269" text:style-name="L165">
              <text:list-item>
                <text:p text:style-name="P182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9">7</text:p>
          </table:table-cell>
          <table:table-cell table:style-name="表12.B2" office:value-type="string">
            <text:p text:style-name="P9">監督さん</text:p>
          </table:table-cell>
          <table:table-cell table:style-name="表12.C2" office:value-type="string">
            <text:list xml:id="list8091880662708369508" text:style-name="L166">
              <text:list-item>
                <text:p text:style-name="P183">１人。年配の人。６０半ばか。</text:p>
              </text:list-item>
              <text:list-item>
                <text:p text:style-name="P183">午前中、スラブ上にて、私と、電気屋さんの相番の人に。「KY、あとで頼む」と言ってくる。最終、私は、KYを書いていない。上がり際、監督さんに、進捗の写真を取る手伝いを頼まれる。ボードを持つ係。その後、「KYはどうしましょうか？」とは聞かずに、そのまま、足場階段を降りた。心が残る。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9">8</text:p>
          </table:table-cell>
          <table:table-cell table:style-name="表12.B2" office:value-type="string">
            <text:p text:style-name="P9">発注者の方</text:p>
          </table:table-cell>
          <table:table-cell table:style-name="表12.C2" office:value-type="string">
            <text:list xml:id="list6934922737798426073" text:style-name="L167">
              <text:list-item>
                <text:p text:style-name="P184">佐藤工業、あいはら様。電話の応対、丁寧にしてくださる。</text:p>
              </text:list-item>
              <text:list-item>
                <text:p text:style-name="P184">終了の連絡時、私が、「時間が早いのですが...」と切り出すと、「いいですよ、そのまま上がってしまって」と、言ってくださる。「また、ご用命ぐださい！」と、発する。</text:p>
              </text:list-item>
            </text:list>
          </table:table-cell>
        </table:table-row>
        <table:table-row>
          <table:table-cell table:style-name="表12.A2">
            <text:p text:style-name="P9"/>
          </table:table-cell>
          <table:table-cell table:style-name="表12.B2" office:value-type="string">
            <text:p text:style-name="P10">東和からの同僚</text:p>
          </table:table-cell>
          <table:table-cell table:style-name="表12.C2" office:value-type="string">
            <text:list xml:id="list1122242478274045988" text:style-name="L168">
              <text:list-item>
                <text:p text:style-name="P185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9">9</text:p>
          </table:table-cell>
          <table:table-cell table:style-name="表12.B2" office:value-type="string">
            <text:p text:style-name="P9">現場見取り図</text:p>
          </table:table-cell>
          <table:table-cell table:style-name="表12.C2" office:value-type="string">
            <text:p text:style-name="P9"/>
          </table:table-cell>
        </table:table-row>
        <table:table-row>
          <table:table-cell table:style-name="表12.A2" office:value-type="float" office:value="10">
            <text:p text:style-name="P9">10</text:p>
          </table:table-cell>
          <table:table-cell table:style-name="表12.B2" office:value-type="string">
            <text:p text:style-name="P10">段取り</text:p>
          </table:table-cell>
          <table:table-cell table:style-name="表12.C2" office:value-type="string">
            <text:list xml:id="list6172917489586874059" text:style-name="L169">
              <text:list-item>
                <text:p text:style-name="P186">柱、壁。すべてを、先に入れる。階段脇の柱、１本。ここは、スラブ上げの前に、２回にわたり、打った。</text:p>
              </text:list-item>
            </text:list>
          </table:table-cell>
        </table:table-row>
        <text:soft-page-break/>
        <table:table-row>
          <table:table-cell table:style-name="表12.A2">
            <text:p text:style-name="P9"/>
          </table:table-cell>
          <table:table-cell table:style-name="表12.B2" office:value-type="string">
            <text:p text:style-name="P10">行き帰りでの出来事、見聞</text:p>
          </table:table-cell>
          <table:table-cell table:style-name="表12.C2" office:value-type="string">
            <text:list xml:id="list870898970750894827" text:style-name="L170">
              <text:list-item>
                <text:p text:style-name="P187">田園都市線。九段下から。その間のどこかは不詳だが、隣の人に、寄りかかりそうになった。２回。詫びる。</text:p>
              </text:list-item>
            </text:list>
          </table:table-cell>
        </table:table-row>
        <table:table-row>
          <table:table-cell table:style-name="表12.A2">
            <text:p text:style-name="P9"/>
          </table:table-cell>
          <table:table-cell table:style-name="表12.B2" office:value-type="string">
            <text:p text:style-name="P10">周囲の事物</text:p>
          </table:table-cell>
          <table:table-cell table:style-name="表12.C2" office:value-type="string">
            <text:list xml:id="list2836136968048178075" text:style-name="L171">
              <text:list-item>
                <text:p text:style-name="P188">ビルが多数。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9">11</text:p>
          </table:table-cell>
          <table:table-cell table:style-name="表12.B2" office:value-type="string">
            <text:p text:style-name="P10">その他</text:p>
          </table:table-cell>
          <table:table-cell table:style-name="表12.C2" office:value-type="string">
            <text:list xml:id="list1845225084741245840" text:style-name="L172">
              <text:list-item>
                <text:p text:style-name="P189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9">12</text:p>
          </table:table-cell>
          <table:table-cell table:style-name="表12.B2" office:value-type="string">
            <text:p text:style-name="P10">やってもらったこと</text:p>
          </table:table-cell>
          <table:table-cell table:style-name="表12.C2" office:value-type="string">
            <text:list xml:id="list2180024275600924572" text:style-name="L173">
              <text:list-item>
                <text:p text:style-name="P190"/>
              </text:list-item>
            </text:list>
          </table:table-cell>
        </table:table-row>
        <table:table-row>
          <table:table-cell table:style-name="表12.A2">
            <text:p text:style-name="P9"/>
          </table:table-cell>
          <table:table-cell table:style-name="表12.B2" office:value-type="string">
            <text:p text:style-name="P10">危険予知、危険感知</text:p>
          </table:table-cell>
          <table:table-cell table:style-name="表12.C2" office:value-type="string">
            <text:list xml:id="list1812542189358074399" text:style-name="L174">
              <text:list-item>
                <text:p text:style-name="P191">エレベータの壁の打設。エレベータ本体用の空間には、その天面に、柵なり、板なりは、渡していない。危険を感じた。安全帯のフックを出して、吹き出しの脇の鉄筋に、掛ける。</text:p>
              </text:list-item>
            </text:list>
          </table:table-cell>
        </table:table-row>
      </table:table>
      <text:p text:style-name="P13"/>
      <text:p text:style-name="P4">[/ XXXX] 20200329_173344</text:p>
      <text:p text:style-name="P13"/>
      <text:p text:style-name="P8">@@@</text:p>
      <text:p text:style-name="P13"/>
      <text:p text:style-name="P2">---------------------------------------------------------------</text:p>
      <text:p text:style-name="P4">[XXX] </text:p>
      <text:p text:style-name="P13"/>
      <text:p text:style-name="P3"><text:span text:style-name="T3">作業日：XX</text:span><text:span text:style-name="T4">/XX XX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9">1</text:p>
          </table:table-cell>
          <table:table-cell table:style-name="表14.B1" office:value-type="string">
            <text:p text:style-name="P9">現場</text:p>
          </table:table-cell>
          <table:table-cell table:style-name="表14.C1" office:value-type="string">
            <text:p text:style-name="P10"/>
          </table:table-cell>
        </table:table-row>
        <table:table-row>
          <table:table-cell table:style-name="表14.A2" office:value-type="float" office:value="2">
            <text:p text:style-name="P9">2</text:p>
          </table:table-cell>
          <table:table-cell table:style-name="表14.B2" office:value-type="string">
            <text:p text:style-name="P9">天気</text:p>
          </table:table-cell>
          <table:table-cell table:style-name="表14.C2" office:value-type="string">
            <text:p text:style-name="P10"/>
          </table:table-cell>
        </table:table-row>
        <table:table-row>
          <table:table-cell table:style-name="表14.A2" office:value-type="float" office:value="3">
            <text:p text:style-name="P9">3</text:p>
          </table:table-cell>
          <table:table-cell table:style-name="表14.B2" office:value-type="string">
            <text:p text:style-name="P9">最寄り</text:p>
          </table:table-cell>
          <table:table-cell table:style-name="表14.C2" office:value-type="string">
            <text:p text:style-name="P10"/>
          </table:table-cell>
        </table:table-row>
        <table:table-row>
          <table:table-cell table:style-name="表14.B2" office:value-type="string">
            <text:p text:style-name="P9">3-2</text:p>
            <text:p text:style-name="P9"/>
          </table:table-cell>
          <table:table-cell table:style-name="表14.B2" office:value-type="string">
            <text:p text:style-name="P10">開始／終了時刻</text:p>
          </table:table-cell>
          <table:table-cell table:style-name="表14.C2" office:value-type="string">
            <text:list xml:id="list37560925" text:continue-list="list2175136514146350792" text:style-name="L144">
              <text:list-item>
                <text:p text:style-name="P161">開始</text:p>
              </text:list-item>
              <text:list-item>
                <text:p text:style-name="P161">詰所到着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9">4</text:p>
          </table:table-cell>
          <table:table-cell table:style-name="表14.B2" office:value-type="string">
            <text:p text:style-name="P9">他職：ポンプ</text:p>
          </table:table-cell>
          <table:table-cell table:style-name="表14.C2" office:value-type="string">
            <text:list xml:id="list6672647922454842763" text:style-name="L192">
              <text:list-item>
                <text:p text:style-name="P207"/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9">5</text:p>
          </table:table-cell>
          <table:table-cell table:style-name="表14.B2" office:value-type="string">
            <text:p text:style-name="P9">他職：土工さん</text:p>
          </table:table-cell>
          <table:table-cell table:style-name="表14.C2" office:value-type="string">
            <text:list xml:id="list2991965433048464557" text:style-name="L193">
              <text:list-item>
                <text:p text:style-name="P208"/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9">6</text:p>
          </table:table-cell>
          <table:table-cell table:style-name="表14.B2" office:value-type="string">
            <text:p text:style-name="P9">他職：電気屋さんの<text:soft-page-break/>相番の人</text:p>
          </table:table-cell>
          <table:table-cell table:style-name="表14.C2" office:value-type="string">
            <text:list xml:id="list1679185252603357278" text:style-name="L194">
              <text:list-item>
                <text:p text:style-name="P209"/>
              </text:list-item>
            </text:list>
          </table:table-cell>
        </table:table-row>
        <table:table-row>
          <table:table-cell table:style-name="表14.B2" office:value-type="string">
            <text:p text:style-name="P9">6--2</text:p>
          </table:table-cell>
          <table:table-cell table:style-name="表14.B2" office:value-type="string">
            <text:p text:style-name="P9">他職：<text:span text:style-name="T2">警備</text:span></text:p>
          </table:table-cell>
          <table:table-cell table:style-name="表14.C2" office:value-type="string">
            <text:list xml:id="list6891778759921662499" text:style-name="L195">
              <text:list-item>
                <text:p text:style-name="P210"/>
              </text:list-item>
            </text:list>
          </table:table-cell>
        </table:table-row>
        <table:table-row>
          <table:table-cell table:style-name="表14.B2" office:value-type="string">
            <text:p text:style-name="P9"/>
          </table:table-cell>
          <table:table-cell table:style-name="表14.B2" office:value-type="string">
            <text:p text:style-name="P9">他職：<text:span text:style-name="T2">土間屋さん</text:span></text:p>
          </table:table-cell>
          <table:table-cell table:style-name="表14.C2" office:value-type="string">
            <text:list xml:id="list3470447721620055774" text:style-name="L196">
              <text:list-item>
                <text:p text:style-name="P211"/>
              </text:list-item>
            </text:list>
          </table:table-cell>
        </table:table-row>
        <table:table-row>
          <table:table-cell table:style-name="表14.B2" office:value-type="string">
            <text:p text:style-name="P9"/>
          </table:table-cell>
          <table:table-cell table:style-name="表14.B2" office:value-type="string">
            <text:p text:style-name="P9">他職：<text:span text:style-name="T2">大工さん</text:span></text:p>
          </table:table-cell>
          <table:table-cell table:style-name="表14.C2" office:value-type="string">
            <text:list xml:id="list5878950030919538389" text:style-name="L197">
              <text:list-item>
                <text:p text:style-name="P212"/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9">7</text:p>
          </table:table-cell>
          <table:table-cell table:style-name="表14.B2" office:value-type="string">
            <text:p text:style-name="P9">監督さん</text:p>
          </table:table-cell>
          <table:table-cell table:style-name="表14.C2" office:value-type="string">
            <text:list xml:id="list8540839211242878516" text:style-name="L198">
              <text:list-item>
                <text:p text:style-name="P213"/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9">8</text:p>
          </table:table-cell>
          <table:table-cell table:style-name="表14.B2" office:value-type="string">
            <text:p text:style-name="P9">発注者の方</text:p>
          </table:table-cell>
          <table:table-cell table:style-name="表14.C2" office:value-type="string">
            <text:list xml:id="list218050225555480807" text:style-name="L199">
              <text:list-item>
                <text:p text:style-name="P214"/>
              </text:list-item>
            </text:list>
          </table:table-cell>
        </table:table-row>
        <table:table-row>
          <table:table-cell table:style-name="表14.A2">
            <text:p text:style-name="P9"/>
          </table:table-cell>
          <table:table-cell table:style-name="表14.B2" office:value-type="string">
            <text:p text:style-name="P10">東和からの同僚</text:p>
          </table:table-cell>
          <table:table-cell table:style-name="表14.C2" office:value-type="string">
            <text:list xml:id="list208042376625401745" text:style-name="L200">
              <text:list-item>
                <text:p text:style-name="P215"/>
              </text:list-item>
            </text:list>
          </table:table-cell>
        </table:table-row>
        <table:table-row>
          <table:table-cell table:style-name="表14.A2" office:value-type="float" office:value="9">
            <text:p text:style-name="P9">9</text:p>
          </table:table-cell>
          <table:table-cell table:style-name="表14.B2" office:value-type="string">
            <text:p text:style-name="P9">現場見取り図</text:p>
          </table:table-cell>
          <table:table-cell table:style-name="表14.C2" office:value-type="string">
            <text:p text:style-name="P9"/>
          </table:table-cell>
        </table:table-row>
        <table:table-row>
          <table:table-cell table:style-name="表14.A2" office:value-type="float" office:value="10">
            <text:p text:style-name="P9">10</text:p>
          </table:table-cell>
          <table:table-cell table:style-name="表14.B2" office:value-type="string">
            <text:p text:style-name="P10">段取り</text:p>
          </table:table-cell>
          <table:table-cell table:style-name="表14.C2" office:value-type="string">
            <text:list xml:id="list1600725481897590237" text:style-name="L201">
              <text:list-item>
                <text:p text:style-name="P216"/>
              </text:list-item>
            </text:list>
          </table:table-cell>
        </table:table-row>
        <table:table-row>
          <table:table-cell table:style-name="表14.A2">
            <text:p text:style-name="P9"/>
          </table:table-cell>
          <table:table-cell table:style-name="表14.B2" office:value-type="string">
            <text:p text:style-name="P10">行き帰りでの出来事、見聞</text:p>
          </table:table-cell>
          <table:table-cell table:style-name="表14.C2" office:value-type="string">
            <text:list xml:id="list3629351645870064742" text:style-name="L202">
              <text:list-item>
                <text:p text:style-name="P217"/>
              </text:list-item>
            </text:list>
          </table:table-cell>
        </table:table-row>
        <table:table-row>
          <table:table-cell table:style-name="表14.A2">
            <text:p text:style-name="P9"/>
          </table:table-cell>
          <table:table-cell table:style-name="表14.B2" office:value-type="string">
            <text:p text:style-name="P10">周囲の事物</text:p>
          </table:table-cell>
          <table:table-cell table:style-name="表14.C2" office:value-type="string">
            <text:list xml:id="list6122134745206396411" text:style-name="L203">
              <text:list-item>
                <text:p text:style-name="P218"/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9">11</text:p>
          </table:table-cell>
          <table:table-cell table:style-name="表14.B2" office:value-type="string">
            <text:p text:style-name="P10">その他</text:p>
          </table:table-cell>
          <table:table-cell table:style-name="表14.C2" office:value-type="string">
            <text:list xml:id="list475760440155772998" text:style-name="L204">
              <text:list-item>
                <text:p text:style-name="P219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9">12</text:p>
          </table:table-cell>
          <table:table-cell table:style-name="表14.B2" office:value-type="string">
            <text:p text:style-name="P10">やってもらったこと</text:p>
          </table:table-cell>
          <table:table-cell table:style-name="表14.C2" office:value-type="string">
            <text:list xml:id="list2500543965622702774" text:style-name="L205">
              <text:list-item>
                <text:p text:style-name="P220"/>
              </text:list-item>
            </text:list>
          </table:table-cell>
        </table:table-row>
        <table:table-row>
          <table:table-cell table:style-name="表14.A2">
            <text:p text:style-name="P9"/>
          </table:table-cell>
          <table:table-cell table:style-name="表14.B2" office:value-type="string">
            <text:p text:style-name="P10">危険予知、危険感知</text:p>
          </table:table-cell>
          <table:table-cell table:style-name="表14.C2" office:value-type="string">
            <text:list xml:id="list7383653071794588192" text:style-name="L206">
              <text:list-item>
                <text:p text:style-name="P221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13"/>
      <text:p text:style-name="P13"/>
      <text:p text:style-name="P6"/>
      <text:p text:style-name="P12"><text:soft-page-break/></text:p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3"/>
      <text:p text:style-name="P3"><text:span text:style-name="T3">作業日：XX</text:span><text:span text:style-name="T4">/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9">1</text:p>
          </table:table-cell>
          <table:table-cell table:style-name="表13.B1" office:value-type="string">
            <text:p text:style-name="P9">現場</text:p>
          </table:table-cell>
          <table:table-cell table:style-name="表13.C1" office:value-type="string">
            <text:p text:style-name="P10"/>
          </table:table-cell>
        </table:table-row>
        <table:table-row>
          <table:table-cell table:style-name="表13.A2" office:value-type="float" office:value="2">
            <text:p text:style-name="P9">2</text:p>
          </table:table-cell>
          <table:table-cell table:style-name="表13.B2" office:value-type="string">
            <text:p text:style-name="P9">天気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3">
            <text:p text:style-name="P9">3</text:p>
          </table:table-cell>
          <table:table-cell table:style-name="表13.B2" office:value-type="string">
            <text:p text:style-name="P9">最寄り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B2" office:value-type="string">
            <text:p text:style-name="P9">3-2</text:p>
            <text:p text:style-name="P9"/>
          </table:table-cell>
          <table:table-cell table:style-name="表13.B2" office:value-type="string">
            <text:p text:style-name="P10">開始／終了時刻</text:p>
          </table:table-cell>
          <table:table-cell table:style-name="表13.C2" office:value-type="string">
            <text:list xml:id="list37544695" text:continue-list="list37560925" text:style-name="L144">
              <text:list-item>
                <text:p text:style-name="P161">開始</text:p>
              </text:list-item>
              <text:list-item>
                <text:p text:style-name="P161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9">4</text:p>
          </table:table-cell>
          <table:table-cell table:style-name="表13.B2" office:value-type="string">
            <text:p text:style-name="P9">他職：ポンプ</text:p>
          </table:table-cell>
          <table:table-cell table:style-name="表13.C2" office:value-type="string">
            <text:list xml:id="list37559162" text:continue-list="list5556603098825973400" text:style-name="L129">
              <text:list-item>
                <text:p text:style-name="P146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9">5</text:p>
          </table:table-cell>
          <table:table-cell table:style-name="表13.B2" office:value-type="string">
            <text:p text:style-name="P9">他職：土工さん</text:p>
          </table:table-cell>
          <table:table-cell table:style-name="表13.C2" office:value-type="string">
            <text:list xml:id="list7849667019383872874" text:style-name="L175">
              <text:list-item>
                <text:p text:style-name="P192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9">6</text:p>
          </table:table-cell>
          <table:table-cell table:style-name="表13.B2" office:value-type="string">
            <text:p text:style-name="P9">他職：電気屋さんの相番の人</text:p>
          </table:table-cell>
          <table:table-cell table:style-name="表13.C2" office:value-type="string">
            <text:list xml:id="list2115329808979504912" text:style-name="L176">
              <text:list-item>
                <text:p text:style-name="P193"/>
              </text:list-item>
            </text:list>
          </table:table-cell>
        </table:table-row>
        <table:table-row>
          <table:table-cell table:style-name="表13.B2" office:value-type="string">
            <text:p text:style-name="P9">6--2</text:p>
          </table:table-cell>
          <table:table-cell table:style-name="表13.B2" office:value-type="string">
            <text:p text:style-name="P9">他職：<text:span text:style-name="T2">警備</text:span></text:p>
          </table:table-cell>
          <table:table-cell table:style-name="表13.C2" office:value-type="string">
            <text:list xml:id="list6077210024052578562" text:style-name="L177">
              <text:list-item>
                <text:p text:style-name="P194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土間屋さん</text:span></text:p>
          </table:table-cell>
          <table:table-cell table:style-name="表13.C2" office:value-type="string">
            <text:list xml:id="list8903720281534197974" text:style-name="L178">
              <text:list-item>
                <text:p text:style-name="P195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大工さん</text:span></text:p>
          </table:table-cell>
          <table:table-cell table:style-name="表13.C2" office:value-type="string">
            <text:list xml:id="list8541491110810190579" text:style-name="L179">
              <text:list-item>
                <text:p text:style-name="P196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9">7</text:p>
          </table:table-cell>
          <table:table-cell table:style-name="表13.B2" office:value-type="string">
            <text:p text:style-name="P9">監督さん</text:p>
          </table:table-cell>
          <table:table-cell table:style-name="表13.C2" office:value-type="string">
            <text:list xml:id="list6323920744948926091" text:style-name="L180">
              <text:list-item>
                <text:p text:style-name="P197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9">8</text:p>
          </table:table-cell>
          <table:table-cell table:style-name="表13.B2" office:value-type="string">
            <text:p text:style-name="P9">発注者の方</text:p>
          </table:table-cell>
          <table:table-cell table:style-name="表13.C2" office:value-type="string">
            <text:list xml:id="list5354093082231496413" text:style-name="L181">
              <text:list-item>
                <text:p text:style-name="P198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東和からの同僚</text:p>
          </table:table-cell>
          <table:table-cell table:style-name="表13.C2" office:value-type="string">
            <text:list xml:id="list287042365198190139" text:style-name="L182">
              <text:list-item>
                <text:p text:style-name="P199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9">9</text:p>
          </table:table-cell>
          <table:table-cell table:style-name="表13.B2" office:value-type="string">
            <text:p text:style-name="P9">現場見取り図</text:p>
          </table:table-cell>
          <table:table-cell table:style-name="表13.C2" office:value-type="string">
            <text:p text:style-name="P9"/>
          </table:table-cell>
        </table:table-row>
        <text:soft-page-break/>
        <table:table-row>
          <table:table-cell table:style-name="表13.A2" office:value-type="float" office:value="10">
            <text:p text:style-name="P9">10</text:p>
          </table:table-cell>
          <table:table-cell table:style-name="表13.B2" office:value-type="string">
            <text:p text:style-name="P10">段取り</text:p>
          </table:table-cell>
          <table:table-cell table:style-name="表13.C2" office:value-type="string">
            <text:list xml:id="list6210823830084381064" text:style-name="L183">
              <text:list-item>
                <text:p text:style-name="P200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行き帰りでの出来事、見聞</text:p>
          </table:table-cell>
          <table:table-cell table:style-name="表13.C2" office:value-type="string">
            <text:list xml:id="list8478838845861877467" text:style-name="L184">
              <text:list-item>
                <text:p text:style-name="P201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周囲の事物</text:p>
          </table:table-cell>
          <table:table-cell table:style-name="表13.C2" office:value-type="string">
            <text:list xml:id="list5926552548145533804" text:style-name="L185">
              <text:list-item>
                <text:p text:style-name="P202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9">11</text:p>
          </table:table-cell>
          <table:table-cell table:style-name="表13.B2" office:value-type="string">
            <text:p text:style-name="P10">その他</text:p>
          </table:table-cell>
          <table:table-cell table:style-name="表13.C2" office:value-type="string">
            <text:list xml:id="list6214064353625893693" text:style-name="L186">
              <text:list-item>
                <text:p text:style-name="P203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9">12</text:p>
          </table:table-cell>
          <table:table-cell table:style-name="表13.B2" office:value-type="string">
            <text:p text:style-name="P10">やってもらったこと</text:p>
          </table:table-cell>
          <table:table-cell table:style-name="表13.C2" office:value-type="string">
            <text:list xml:id="list1731905065344019675" text:style-name="L187">
              <text:list-item>
                <text:p text:style-name="P204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危険予知、危険感知</text:p>
          </table:table-cell>
          <table:table-cell table:style-name="表13.C2" office:value-type="string">
            <text:list xml:id="list7065883673524229536" text:style-name="L188">
              <text:list-item>
                <text:p text:style-name="P205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13"/>
      <text:p text:style-name="P13"/>
      <text:p text:style-name="P6">/--------------------------------------------------------------- [TEMPLATE] /</text:p>
      <text:p text:style-name="P14"/>
      <text:p text:style-name="P6">--------------------------------------------------------- [STEPS : start] 20191117_134922</text:p>
      <text:list xml:id="list5612055291351054064" text:style-name="L189">
        <text:list-item>
          <text:p text:style-name="P225">start apps</text:p>
          <text:list>
            <text:list-item>
              <text:p text:style-name="P225">doc (this)</text:p>
            </text:list-item>
            <text:list-item>
              <text:p text:style-name="P225">folder : C:\WORKS_2\WS\WS_Others.miscs\misc_files</text:p>
            </text:list-item>
            <text:list-item>
              <text:p text:style-name="P225">web page</text:p>
              <text:list>
                <text:list-item>
                  <text:p text:style-name="P225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4"/>
      <text:p text:style-name="P6">--------------------------------------------------------- [STEPS : closing] 20191106_154827</text:p>
      <text:list xml:id="list1482901514615652295" text:style-name="L190">
        <text:list-item>
          <text:p text:style-name="P222">close</text:p>
          <text:list>
            <text:list-item>
              <text:p text:style-name="P222">image file</text:p>
            </text:list-item>
            <text:list-item>
              <text:p text:style-name="P222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soft-page-break/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222">folder : C:\WORKS_2\WS\WS_Others.miscs\misc_files</text:p>
            </text:list-item>
            <text:list-item>
              <text:p text:style-name="P222">this</text:p>
            </text:list-item>
          </text:list>
        </text:list-item>
        <text:list-item>
          <text:p text:style-name="P222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1">r om &amp;&amp; git add -A &amp;&amp; git commit -m "(WS_Others.miscs : diary, towa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1"/>
          </table:table-cell>
        </table:table-row>
        <table:table-row>
          <table:table-cell table:style-name="表276.A2" office:value-type="string">
            <text:p text:style-name="P11">e &amp;&amp; p</text:p>
          </table:table-cell>
        </table:table-row>
        <table:table-row>
          <table:table-cell table:style-name="表276.A2" office:value-type="string">
            <text:p text:style-name="P11"/>
          </table:table-cell>
        </table:table-row>
      </table:table>
      <text:list xml:id="list37545742" text:continue-numbering="true" text:style-name="L190">
        <text:list-item>
          <text:p text:style-name="P15"/>
        </text:list-item>
      </text:list>
      <text:p text:style-name="P14">/ <text:span text:style-name="T1">------------------------------------------------------ [STEPS : closing] 20191106_154827 /</text:span></text:p>
      <text:p text:style-name="P14"/>
      <text:p text:style-name="P1">================= EOF =================</text:p>
      <text:p text:style-name="P1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03-29T17:34:18</dc:date>
    <dc:creator>iwabuchi ken</dc:creator>
    <meta:editing-duration>PT16H28M55S</meta:editing-duration>
    <meta:editing-cycles>104</meta:editing-cycles>
    <meta:generator>OpenOffice/4.1.3$Win32 OpenOffice.org_project/413m1$Build-9783</meta:generator>
    <meta:document-statistic meta:table-count="15" meta:image-count="0" meta:object-count="0" meta:page-count="25" meta:paragraph-count="780" meta:word-count="13039" meta:character-count="15802"/>
  </office:meta>
</office:document-meta>
</file>